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400001B0E00000673632D66BB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692cm"/>
    </style:style>
    <style:style style:name="co6" style:family="table-column">
      <style:table-column-properties fo:break-before="auto" style:column-width="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Excel_5f_BuiltIn_5f_Comma" style:data-style-name="N15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mma" style:data-style-name="N15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15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 style:data-style-name="N153"/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19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none"/>
    </style:style>
    <style:style style:name="ce22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Excel_5f_BuiltIn_5f_Comma" style:data-style-name="N15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5f_BuiltIn_5f_Comma" style:data-style-name="N15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Comma" style:data-style-name="N153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JUN-2011" table:style-name="ta1" table:print="false">
        <table:table-column table:style-name="co1" table:default-cell-style-name="ce7"/>
        <table:table-column table:style-name="co2" table:default-cell-style-name="ce15"/>
        <table:table-column table:style-name="co3" table:number-columns-repeated="2" table:default-cell-style-name="ce15"/>
        <table:table-column table:style-name="co2" table:default-cell-style-name="ce15"/>
        <table:table-column table:style-name="co4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3" table:number-columns-repeated="2" table:default-cell-style-name="ce15"/>
        <table:table-column table:style-name="co5" table:default-cell-style-name="ce15"/>
        <table:table-column table:style-name="co3" table:number-columns-repeated="6" table:default-cell-style-name="ce15"/>
        <table:table-column table:style-name="co4" table:default-cell-style-name="ce15"/>
        <table:table-column table:style-name="co6" table:default-cell-style-name="ce15"/>
        <table:table-column table:style-name="co3" table:number-columns-repeated="2" table:default-cell-style-name="ce15"/>
        <table:table-column table:style-name="co2" table:default-cell-style-name="ce15"/>
        <table:table-column table:style-name="co4" table:number-columns-repeated="2" table:default-cell-style-name="ce15"/>
        <table:table-column table:style-name="co3" table:default-cell-style-name="ce15"/>
        <table:table-column table:style-name="co6" table:default-cell-style-name="ce15"/>
        <table:table-column table:style-name="co2" table:default-cell-style-name="ce15"/>
        <table:table-column table:style-name="co6" table:default-cell-style-name="ce24"/>
        <table:table-column table:style-name="co2" table:default-cell-style-name="ce17"/>
        <table:table-row table:style-name="ro1">
          <table:table-cell table:style-name="ce1"/>
          <table:table-cell table:style-name="ce11"/>
          <table:table-cell table:style-name="ce1" table:number-columns-repeated="8"/>
          <table:table-cell table:style-name="ce1">
            <draw:frame table:end-cell-address="'JUN-2011'.M4" table:end-x="1.764cm" table:end-y="0.296cm" draw:z-index="0" draw:name="Figuras 1" draw:style-name="gr1" draw:text-style-name="P1" svg:width="6.925cm" svg:height="1.65cm" svg:x="0.012cm" svg:y="0cm">
              <draw:image xlink:href="Pictures/2000001400001B0E00000673632D66BB.svm" xlink:type="simple" xlink:show="embed" xlink:actuate="onLoad">
                <text:p/>
              </draw:image>
            </draw:frame>
          </table:table-cell>
          <table:table-cell table:style-name="ce1" table:number-columns-repeated="19"/>
        </table:table-row>
        <table:table-row table:style-name="ro1" table:number-rows-repeated="2">
          <table:table-cell table:style-name="ce1"/>
          <table:table-cell table:style-name="ce12"/>
          <table:table-cell table:style-name="ce1" table:number-columns-repeated="28"/>
        </table:table-row>
        <table:table-row table:style-name="ro1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-Geral de Arrecadação e Cobrança - CODAC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 de Arrecadação - CODAR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Divisão de Acompanhamento da Arrecadação - DIVAR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12"/>
          <table:table-cell table:style-name="ce1" table:number-columns-repeated="7"/>
          <table:table-cell table:style-name="ce19"/>
          <table:table-cell table:style-name="ce1" table:number-columns-repeated="20"/>
        </table:table-row>
        <table:table-row table:style-name="ro2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"/>
        </table:table-row>
        <table:table-row table:style-name="ro3">
          <table:table-cell table:style-name="ce3" office:value-type="string" table:number-columns-spanned="29" table:number-rows-spanned="1">
            <text:p>Período: Junho - 2011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/>
        </table:table-row>
        <table:table-row table:style-name="ro1">
          <table:table-cell table:style-name="ce4"/>
          <table:table-cell table:style-name="Default" table:number-columns-repeated="27"/>
          <table:table-cell table:style-name="ce21"/>
          <table:table-cell table:style-name="Default"/>
        </table:table-row>
        <table:table-row table:style-name="ro1">
          <table:table-cell table:style-name="ce5" office:value-type="string">
            <text:p>Em R$1,00</text:p>
          </table:table-cell>
          <table:table-cell table:style-name="Default" table:number-columns-repeated="27"/>
          <table:table-cell table:style-name="ce21"/>
          <table:table-cell table:style-name="Default"/>
        </table:table-row>
        <table:table-row table:style-name="ro4">
          <table:table-cell table:style-name="ce6" office:value-type="string">
            <text:p>RECEITAS </text:p>
          </table:table-cell>
          <table:table-cell table:style-name="ce13" office:value-type="string">
            <text:p>AC</text:p>
          </table:table-cell>
          <table:table-cell table:style-name="ce13" office:value-type="string">
            <text:p>AL</text:p>
          </table:table-cell>
          <table:table-cell table:style-name="ce13" office:value-type="string">
            <text:p>AM</text:p>
          </table:table-cell>
          <table:table-cell table:style-name="ce13" office:value-type="string">
            <text:p>AP</text:p>
          </table:table-cell>
          <table:table-cell table:style-name="ce13" office:value-type="string">
            <text:p>BA</text:p>
          </table:table-cell>
          <table:table-cell table:style-name="ce13" office:value-type="string">
            <text:p>CE</text:p>
          </table:table-cell>
          <table:table-cell table:style-name="ce13" office:value-type="string">
            <text:p>DF</text:p>
          </table:table-cell>
          <table:table-cell table:style-name="ce13" office:value-type="string">
            <text:p>ES</text:p>
          </table:table-cell>
          <table:table-cell table:style-name="ce13" office:value-type="string">
            <text:p>GO</text:p>
          </table:table-cell>
          <table:table-cell table:style-name="ce13" office:value-type="string">
            <text:p>MA</text:p>
          </table:table-cell>
          <table:table-cell table:style-name="ce13" office:value-type="string">
            <text:p>MG</text:p>
          </table:table-cell>
          <table:table-cell table:style-name="ce13" office:value-type="string">
            <text:p>MS</text:p>
          </table:table-cell>
          <table:table-cell table:style-name="ce13" office:value-type="string">
            <text:p>MT</text:p>
          </table:table-cell>
          <table:table-cell table:style-name="ce13" office:value-type="string">
            <text:p>PA</text:p>
          </table:table-cell>
          <table:table-cell table:style-name="ce13" office:value-type="string">
            <text:p>PB</text:p>
          </table:table-cell>
          <table:table-cell table:style-name="ce13" office:value-type="string">
            <text:p>PE</text:p>
          </table:table-cell>
          <table:table-cell table:style-name="ce13" office:value-type="string">
            <text:p>PI</text:p>
          </table:table-cell>
          <table:table-cell table:style-name="ce13" office:value-type="string">
            <text:p>PR</text:p>
          </table:table-cell>
          <table:table-cell table:style-name="ce13" office:value-type="string">
            <text:p>RJ</text:p>
          </table:table-cell>
          <table:table-cell table:style-name="ce13" office:value-type="string">
            <text:p>RN</text:p>
          </table:table-cell>
          <table:table-cell table:style-name="ce13" office:value-type="string">
            <text:p>RO</text:p>
          </table:table-cell>
          <table:table-cell table:style-name="ce13" office:value-type="string">
            <text:p>RR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C</text:p>
          </table:table-cell>
          <table:table-cell table:style-name="ce13" office:value-type="string">
            <text:p>SE</text:p>
          </table:table-cell>
          <table:table-cell table:style-name="ce13" office:value-type="string">
            <text:p>SP</text:p>
          </table:table-cell>
          <table:table-cell table:style-name="ce13" office:value-type="string">
            <text:p>TO</text:p>
          </table:table-cell>
          <table:table-cell table:style-name="ce22" office:value-type="string">
            <text:p>TOTAL</text:p>
          </table:table-cell>
          <table:table-cell table:style-name="ce26"/>
        </table:table-row>
        <table:table-row table:style-name="ro1">
          <table:table-cell office:value-type="string">
            <text:p>IMPOSTO SOBRE IMPORTAÇÃO</text:p>
          </table:table-cell>
          <table:table-cell table:style-name="ce14" office:value-type="float" office:value="34133.47">
            <text:p>34.133 </text:p>
          </table:table-cell>
          <table:table-cell table:style-name="ce14" office:value-type="float" office:value="781467.23">
            <text:p>781.467 </text:p>
          </table:table-cell>
          <table:table-cell table:style-name="ce14" office:value-type="float" office:value="26634898.27">
            <text:p>26.634.898 </text:p>
          </table:table-cell>
          <table:table-cell table:style-name="ce14" office:value-type="float" office:value="36645.11">
            <text:p>36.645 </text:p>
          </table:table-cell>
          <table:table-cell table:style-name="ce14" office:value-type="float" office:value="36798094.83">
            <text:p>36.798.095 </text:p>
          </table:table-cell>
          <table:table-cell table:style-name="ce14" office:value-type="float" office:value="19831902.91">
            <text:p>19.831.903 </text:p>
          </table:table-cell>
          <table:table-cell table:style-name="ce14" office:value-type="float" office:value="2440784.32">
            <text:p>2.440.784 </text:p>
          </table:table-cell>
          <table:table-cell table:style-name="ce14" office:value-type="float" office:value="193538636.61">
            <text:p>193.538.637 </text:p>
          </table:table-cell>
          <table:table-cell table:style-name="ce14" office:value-type="float" office:value="98163488.27">
            <text:p>98.163.488 </text:p>
          </table:table-cell>
          <table:table-cell table:style-name="ce14" office:value-type="float" office:value="2716794.4">
            <text:p>2.716.794 </text:p>
          </table:table-cell>
          <table:table-cell table:style-name="ce14" office:value-type="float" office:value="41618734.57">
            <text:p>41.618.735 </text:p>
          </table:table-cell>
          <table:table-cell table:style-name="ce14" office:value-type="float" office:value="234011.26">
            <text:p>234.011 </text:p>
          </table:table-cell>
          <table:table-cell table:style-name="ce14" office:value-type="float" office:value="674489.56">
            <text:p>674.490 </text:p>
          </table:table-cell>
          <table:table-cell table:style-name="ce14" office:value-type="float" office:value="3634462.2">
            <text:p>3.634.462 </text:p>
          </table:table-cell>
          <table:table-cell table:style-name="ce14" office:value-type="float" office:value="4193523">
            <text:p>4.193.523 </text:p>
          </table:table-cell>
          <table:table-cell table:style-name="ce14" office:value-type="float" office:value="45017476.73">
            <text:p>45.017.477 </text:p>
          </table:table-cell>
          <table:table-cell table:style-name="ce14" office:value-type="float" office:value="105609.57">
            <text:p>105.610 </text:p>
          </table:table-cell>
          <table:table-cell table:style-name="ce14" office:value-type="float" office:value="184439521.68">
            <text:p>184.439.522 </text:p>
          </table:table-cell>
          <table:table-cell table:style-name="ce14" office:value-type="float" office:value="207280263.02">
            <text:p>207.280.263 </text:p>
          </table:table-cell>
          <table:table-cell table:style-name="ce14" office:value-type="float" office:value="4829476.93">
            <text:p>4.829.477 </text:p>
          </table:table-cell>
          <table:table-cell table:style-name="ce14" office:value-type="float" office:value="33478.36">
            <text:p>33.478 </text:p>
          </table:table-cell>
          <table:table-cell table:style-name="ce14" office:value-type="float" office:value="57128.66">
            <text:p>57.129 </text:p>
          </table:table-cell>
          <table:table-cell table:style-name="ce14" office:value-type="float" office:value="63794074.3">
            <text:p>63.794.074 </text:p>
          </table:table-cell>
          <table:table-cell table:style-name="ce14" office:value-type="float" office:value="192859374.5">
            <text:p>192.859.375 </text:p>
          </table:table-cell>
          <table:table-cell table:style-name="ce14" office:value-type="float" office:value="5039125.82">
            <text:p>5.039.126 </text:p>
          </table:table-cell>
          <table:table-cell table:style-name="ce14" office:value-type="float" office:value="927482102.97">
            <text:p>927.482.103 </text:p>
          </table:table-cell>
          <table:table-cell table:style-name="ce14" office:value-type="float" office:value="10623.25">
            <text:p>10.623 </text:p>
          </table:table-cell>
          <table:table-cell table:style-name="ce23" office:value-type="float" office:value="2062280321.8">
            <text:p>2.062.280.322 </text:p>
          </table:table-cell>
          <table:table-cell/>
        </table:table-row>
        <table:table-row table:style-name="ro1">
          <table:table-cell office:value-type="string">
            <text:p>IMPOSTO SOBRE EXPORTAÇÃO</text:p>
          </table:table-cell>
          <table:table-cell office:value-type="float" office:value="0">
            <text:p><text:s/>- </text:p>
          </table:table-cell>
          <table:table-cell office:value-type="float" office:value="-1.33">
            <text:p><text:s/>(1)</text:p>
          </table:table-cell>
          <table:table-cell office:value-type="float" office:value="-13.04">
            <text:p><text:s/>(13)</text:p>
          </table:table-cell>
          <table:table-cell office:value-type="float" office:value="-0.48">
            <text:p><text:s/>(0)</text:p>
          </table:table-cell>
          <table:table-cell office:value-type="float" office:value="177890.4">
            <text:p>177.890 </text:p>
          </table:table-cell>
          <table:table-cell office:value-type="float" office:value="1787.67">
            <text:p>1.788 </text:p>
          </table:table-cell>
          <table:table-cell office:value-type="float" office:value="1839.04">
            <text:p>1.839 </text:p>
          </table:table-cell>
          <table:table-cell office:value-type="float" office:value="-101.46">
            <text:p><text:s/>(101)</text:p>
          </table:table-cell>
          <table:table-cell office:value-type="float" office:value="-706.7">
            <text:p><text:s/>(707)</text:p>
          </table:table-cell>
          <table:table-cell office:value-type="float" office:value="-4.54">
            <text:p><text:s/>(5)</text:p>
          </table:table-cell>
          <table:table-cell office:value-type="float" office:value="4304">
            <text:p>4.304 </text:p>
          </table:table-cell>
          <table:table-cell office:value-type="float" office:value="6999.06">
            <text:p>6.999 </text:p>
          </table:table-cell>
          <table:table-cell office:value-type="float" office:value="-25.87">
            <text:p><text:s/>(26)</text:p>
          </table:table-cell>
          <table:table-cell office:value-type="float" office:value="240052.2">
            <text:p>240.052 </text:p>
          </table:table-cell>
          <table:table-cell office:value-type="float" office:value="-64.26">
            <text:p><text:s/>(64)</text:p>
          </table:table-cell>
          <table:table-cell office:value-type="float" office:value="5137.64">
            <text:p>5.138 </text:p>
          </table:table-cell>
          <table:table-cell office:value-type="float" office:value="506.68">
            <text:p>507 </text:p>
          </table:table-cell>
          <table:table-cell office:value-type="float" office:value="273700.41">
            <text:p>273.700 </text:p>
          </table:table-cell>
          <table:table-cell office:value-type="float" office:value="2653.18">
            <text:p>2.653 </text:p>
          </table:table-cell>
          <table:table-cell office:value-type="float" office:value="-7.23">
            <text:p><text:s/>(7)</text:p>
          </table:table-cell>
          <table:table-cell office:value-type="float" office:value="-8.63">
            <text:p><text:s/>(9)</text:p>
          </table:table-cell>
          <table:table-cell office:value-type="float" office:value="-0.74">
            <text:p><text:s/>(1)</text:p>
          </table:table-cell>
          <table:table-cell office:value-type="float" office:value="156262.42">
            <text:p>156.262 </text:p>
          </table:table-cell>
          <table:table-cell office:value-type="float" office:value="17918.6">
            <text:p>17.919 </text:p>
          </table:table-cell>
          <table:table-cell office:value-type="float" office:value="-2.45">
            <text:p><text:s/>(2)</text:p>
          </table:table-cell>
          <table:table-cell office:value-type="float" office:value="107667.44">
            <text:p>107.667 </text:p>
          </table:table-cell>
          <table:table-cell office:value-type="float" office:value="547.29">
            <text:p>547 </text:p>
          </table:table-cell>
          <table:table-cell office:value-type="float" office:value="996329.3">
            <text:p>996.329 </text:p>
          </table:table-cell>
          <table:table-cell/>
        </table:table-row>
        <table:table-row table:style-name="ro1">
          <table:table-cell office:value-type="string">
            <text:p>IPI - TOTAL</text:p>
          </table:table-cell>
          <table:table-cell office:value-type="float" office:value="21263.37">
            <text:p>21.263 </text:p>
          </table:table-cell>
          <table:table-cell office:value-type="float" office:value="4654645.83">
            <text:p>4.654.646 </text:p>
          </table:table-cell>
          <table:table-cell office:value-type="float" office:value="21330798.23">
            <text:p>21.330.798 </text:p>
          </table:table-cell>
          <table:table-cell office:value-type="float" office:value="380058.98">
            <text:p>380.059 </text:p>
          </table:table-cell>
          <table:table-cell office:value-type="float" office:value="111188204.59">
            <text:p>111.188.205 </text:p>
          </table:table-cell>
          <table:table-cell office:value-type="float" office:value="24895299.77">
            <text:p>24.895.300 </text:p>
          </table:table-cell>
          <table:table-cell office:value-type="float" office:value="8097882.08">
            <text:p>8.097.882 </text:p>
          </table:table-cell>
          <table:table-cell office:value-type="float" office:value="209505557.93">
            <text:p>209.505.558 </text:p>
          </table:table-cell>
          <table:table-cell office:value-type="float" office:value="104430060.5">
            <text:p>104.430.061 </text:p>
          </table:table-cell>
          <table:table-cell office:value-type="float" office:value="9393299">
            <text:p>9.393.299 </text:p>
          </table:table-cell>
          <table:table-cell office:value-type="float" office:value="478117620">
            <text:p>478.117.620 </text:p>
          </table:table-cell>
          <table:table-cell office:value-type="float" office:value="7063302.78">
            <text:p>7.063.303 </text:p>
          </table:table-cell>
          <table:table-cell office:value-type="float" office:value="8925665.79">
            <text:p>8.925.666 </text:p>
          </table:table-cell>
          <table:table-cell office:value-type="float" office:value="9652481.79">
            <text:p>9.652.482 </text:p>
          </table:table-cell>
          <table:table-cell office:value-type="float" office:value="5383082.32">
            <text:p>5.383.082 </text:p>
          </table:table-cell>
          <table:table-cell office:value-type="float" office:value="71277574.3">
            <text:p>71.277.574 </text:p>
          </table:table-cell>
          <table:table-cell office:value-type="float" office:value="3820974.74">
            <text:p>3.820.975 </text:p>
          </table:table-cell>
          <table:table-cell office:value-type="float" office:value="280864640.66">
            <text:p>280.864.641 </text:p>
          </table:table-cell>
          <table:table-cell office:value-type="float" office:value="295232134.66">
            <text:p>295.232.135 </text:p>
          </table:table-cell>
          <table:table-cell office:value-type="float" office:value="5992850.14">
            <text:p>5.992.850 </text:p>
          </table:table-cell>
          <table:table-cell office:value-type="float" office:value="1876282.69">
            <text:p>1.876.283 </text:p>
          </table:table-cell>
          <table:table-cell office:value-type="float" office:value="289997.77">
            <text:p>289.998 </text:p>
          </table:table-cell>
          <table:table-cell office:value-type="float" office:value="397996060.74">
            <text:p>397.996.061 </text:p>
          </table:table-cell>
          <table:table-cell office:value-type="float" office:value="193175204.04">
            <text:p>193.175.204 </text:p>
          </table:table-cell>
          <table:table-cell office:value-type="float" office:value="6967620.06">
            <text:p>6.967.620 </text:p>
          </table:table-cell>
          <table:table-cell office:value-type="float" office:value="1493570545.75">
            <text:p>1.493.570.546 </text:p>
          </table:table-cell>
          <table:table-cell office:value-type="float" office:value="896757">
            <text:p>896.757 </text:p>
          </table:table-cell>
          <table:table-cell office:value-type="float" office:value="3754999865.51">
            <text:p>3.754.999.866 </text:p>
          </table:table-cell>
          <table:table-cell/>
        </table:table-row>
        <table:table-row table:style-name="ro1">
          <table:table-cell office:value-type="string">
            <text:p><text:s text:c="2"/>IPI - FUMO</text:p>
          </table:table-cell>
          <table:table-cell table:number-columns-repeated="4" office:value-type="float" office:value="0">
            <text:p><text:s/>- </text:p>
          </table:table-cell>
          <table:table-cell office:value-type="float" office:value="534332.88">
            <text:p>534.333 </text:p>
          </table:table-cell>
          <table:table-cell table:number-columns-repeated="2" office:value-type="float" office:value="0">
            <text:p><text:s/>- </text:p>
          </table:table-cell>
          <table:table-cell office:value-type="float" office:value="22436.69">
            <text:p>22.437 </text:p>
          </table:table-cell>
          <table:table-cell office:value-type="float" office:value="8527.91">
            <text:p>8.528 </text:p>
          </table:table-cell>
          <table:table-cell office:value-type="float" office:value="0">
            <text:p><text:s/>- </text:p>
          </table:table-cell>
          <table:table-cell office:value-type="float" office:value="170436386.18">
            <text:p>170.436.386 </text:p>
          </table:table-cell>
          <table:table-cell table:number-columns-repeated="4" office:value-type="float" office:value="0">
            <text:p><text:s/>- </text:p>
          </table:table-cell>
          <table:table-cell office:value-type="float" office:value="100">
            <text:p>100 </text:p>
          </table:table-cell>
          <table:table-cell table:number-columns-repeated="2" office:value-type="float" office:value="0">
            <text:p><text:s/>- </text:p>
          </table:table-cell>
          <table:table-cell office:value-type="float" office:value="1587015.42">
            <text:p>1.587.015 </text:p>
          </table:table-cell>
          <table:table-cell table:number-columns-repeated="3" office:value-type="float" office:value="0">
            <text:p><text:s/>- </text:p>
          </table:table-cell>
          <table:table-cell office:value-type="float" office:value="131677500.81">
            <text:p>131.677.501 </text:p>
          </table:table-cell>
          <table:table-cell office:value-type="float" office:value="0">
            <text:p><text:s/>- </text:p>
          </table:table-cell>
          <table:table-cell office:value-type="float" office:value="186777.04">
            <text:p>186.777 </text:p>
          </table:table-cell>
          <table:table-cell office:value-type="float" office:value="357414.08">
            <text:p>357.414 </text:p>
          </table:table-cell>
          <table:table-cell office:value-type="float" office:value="0">
            <text:p><text:s/>- </text:p>
          </table:table-cell>
          <table:table-cell office:value-type="float" office:value="304810491.01">
            <text:p>304.810.491 </text:p>
          </table:table-cell>
          <table:table-cell/>
        </table:table-row>
        <table:table-row table:style-name="ro1">
          <table:table-cell office:value-type="string">
            <text:p><text:s text:c="2"/>IPI - BEBIDAS</text:p>
          </table:table-cell>
          <table:table-cell office:value-type="float" office:value="0">
            <text:p><text:s/>- </text:p>
          </table:table-cell>
          <table:table-cell office:value-type="float" office:value="690330.06">
            <text:p>690.330 </text:p>
          </table:table-cell>
          <table:table-cell office:value-type="float" office:value="3222448.45">
            <text:p>3.222.448 </text:p>
          </table:table-cell>
          <table:table-cell office:value-type="float" office:value="0">
            <text:p><text:s/>- </text:p>
          </table:table-cell>
          <table:table-cell office:value-type="float" office:value="11407567.03">
            <text:p>11.407.567 </text:p>
          </table:table-cell>
          <table:table-cell office:value-type="float" office:value="10606041.78">
            <text:p>10.606.042 </text:p>
          </table:table-cell>
          <table:table-cell office:value-type="float" office:value="4000953.52">
            <text:p>4.000.954 </text:p>
          </table:table-cell>
          <table:table-cell office:value-type="float" office:value="2687368.21">
            <text:p>2.687.368 </text:p>
          </table:table-cell>
          <table:table-cell office:value-type="float" office:value="6043937.57">
            <text:p>6.043.938 </text:p>
          </table:table-cell>
          <table:table-cell office:value-type="float" office:value="6739324.12">
            <text:p>6.739.324 </text:p>
          </table:table-cell>
          <table:table-cell office:value-type="float" office:value="13095838.58">
            <text:p>13.095.839 </text:p>
          </table:table-cell>
          <table:table-cell office:value-type="float" office:value="358680.8">
            <text:p>358.681 </text:p>
          </table:table-cell>
          <table:table-cell office:value-type="float" office:value="5831924.17">
            <text:p>5.831.924 </text:p>
          </table:table-cell>
          <table:table-cell office:value-type="float" office:value="3911815.81">
            <text:p>3.911.816 </text:p>
          </table:table-cell>
          <table:table-cell office:value-type="float" office:value="1975841.28">
            <text:p>1.975.841 </text:p>
          </table:table-cell>
          <table:table-cell office:value-type="float" office:value="19026595.61">
            <text:p>19.026.596 </text:p>
          </table:table-cell>
          <table:table-cell office:value-type="float" office:value="1218173.33">
            <text:p>1.218.173 </text:p>
          </table:table-cell>
          <table:table-cell office:value-type="float" office:value="8810814.46">
            <text:p>8.810.814 </text:p>
          </table:table-cell>
          <table:table-cell office:value-type="float" office:value="31870817.83">
            <text:p>31.870.818 </text:p>
          </table:table-cell>
          <table:table-cell office:value-type="float" office:value="1678372.51">
            <text:p>1.678.373 </text:p>
          </table:table-cell>
          <table:table-cell office:value-type="float" office:value="300459.25">
            <text:p>300.459 </text:p>
          </table:table-cell>
          <table:table-cell office:value-type="float" office:value="0">
            <text:p><text:s/>- </text:p>
          </table:table-cell>
          <table:table-cell office:value-type="float" office:value="10180009.97">
            <text:p>10.180.010 </text:p>
          </table:table-cell>
          <table:table-cell office:value-type="float" office:value="6446021.85">
            <text:p>6.446.022 </text:p>
          </table:table-cell>
          <table:table-cell office:value-type="float" office:value="3640927.49">
            <text:p>3.640.927 </text:p>
          </table:table-cell>
          <table:table-cell office:value-type="float" office:value="73766048.37">
            <text:p>73.766.048 </text:p>
          </table:table-cell>
          <table:table-cell office:value-type="float" office:value="241929.69">
            <text:p>241.930 </text:p>
          </table:table-cell>
          <table:table-cell office:value-type="float" office:value="227752241.74">
            <text:p>227.752.242 </text:p>
          </table:table-cell>
          <table:table-cell/>
        </table:table-row>
        <table:table-row table:style-name="ro1">
          <table:table-cell office:value-type="string">
            <text:p><text:s text:c="2"/>IPI - AUTOMÓVEIS</text:p>
          </table:table-cell>
          <table:table-cell office:value-type="float" office:value="638.82">
            <text:p>639 </text:p>
          </table:table-cell>
          <table:table-cell office:value-type="float" office:value="11115.29">
            <text:p>11.115 </text:p>
          </table:table-cell>
          <table:table-cell office:value-type="float" office:value="109633.35">
            <text:p>109.633 </text:p>
          </table:table-cell>
          <table:table-cell table:number-columns-repeated="3" office:value-type="float" office:value="0">
            <text:p><text:s/>- </text:p>
          </table:table-cell>
          <table:table-cell office:value-type="float" office:value="8271.25">
            <text:p>8.271 </text:p>
          </table:table-cell>
          <table:table-cell office:value-type="float" office:value="39328996.86">
            <text:p>39.328.997 </text:p>
          </table:table-cell>
          <table:table-cell office:value-type="float" office:value="24899086.46">
            <text:p>24.899.086 </text:p>
          </table:table-cell>
          <table:table-cell office:value-type="float" office:value="0">
            <text:p><text:s/>- </text:p>
          </table:table-cell>
          <table:table-cell office:value-type="float" office:value="153715134.43">
            <text:p>153.715.134 </text:p>
          </table:table-cell>
          <table:table-cell table:number-columns-repeated="4" office:value-type="float" office:value="0">
            <text:p><text:s/>- </text:p>
          </table:table-cell>
          <table:table-cell office:value-type="float" office:value="1585206.21">
            <text:p>1.585.206 </text:p>
          </table:table-cell>
          <table:table-cell office:value-type="float" office:value="0">
            <text:p><text:s/>- </text:p>
          </table:table-cell>
          <table:table-cell office:value-type="float" office:value="61639088.17">
            <text:p>61.639.088 </text:p>
          </table:table-cell>
          <table:table-cell office:value-type="float" office:value="49834898.8">
            <text:p>49.834.899 </text:p>
          </table:table-cell>
          <table:table-cell office:value-type="float" office:value="310.4">
            <text:p>310 </text:p>
          </table:table-cell>
          <table:table-cell office:value-type="float" office:value="4174.43">
            <text:p>4.174 </text:p>
          </table:table-cell>
          <table:table-cell office:value-type="float" office:value="3082.8">
            <text:p>3.083 </text:p>
          </table:table-cell>
          <table:table-cell office:value-type="float" office:value="55505649.22">
            <text:p>55.505.649 </text:p>
          </table:table-cell>
          <table:table-cell office:value-type="float" office:value="6591.28">
            <text:p>6.591 </text:p>
          </table:table-cell>
          <table:table-cell office:value-type="float" office:value="0">
            <text:p><text:s/>- </text:p>
          </table:table-cell>
          <table:table-cell office:value-type="float" office:value="207120531.83">
            <text:p>207.120.532 </text:p>
          </table:table-cell>
          <table:table-cell office:value-type="float" office:value="0">
            <text:p><text:s/>- </text:p>
          </table:table-cell>
          <table:table-cell office:value-type="float" office:value="593772409.6">
            <text:p>593.772.410 </text:p>
          </table:table-cell>
          <table:table-cell/>
        </table:table-row>
        <table:table-row table:style-name="ro1">
          <table:table-cell office:value-type="string">
            <text:p><text:s text:c="2"/>IPI - VINCULADO À IMPORTACAO</text:p>
          </table:table-cell>
          <table:table-cell office:value-type="float" office:value="1719.85">
            <text:p>1.720 </text:p>
          </table:table-cell>
          <table:table-cell office:value-type="float" office:value="68257.24">
            <text:p>68.257 </text:p>
          </table:table-cell>
          <table:table-cell office:value-type="float" office:value="8689733.72">
            <text:p>8.689.734 </text:p>
          </table:table-cell>
          <table:table-cell office:value-type="float" office:value="285789.14">
            <text:p>285.789 </text:p>
          </table:table-cell>
          <table:table-cell office:value-type="float" office:value="49778564.43">
            <text:p>49.778.564 </text:p>
          </table:table-cell>
          <table:table-cell office:value-type="float" office:value="6984014.45">
            <text:p>6.984.014 </text:p>
          </table:table-cell>
          <table:table-cell office:value-type="float" office:value="1178787.84">
            <text:p>1.178.788 </text:p>
          </table:table-cell>
          <table:table-cell office:value-type="float" office:value="118403525.09">
            <text:p>118.403.525 </text:p>
          </table:table-cell>
          <table:table-cell office:value-type="float" office:value="61662320.01">
            <text:p>61.662.320 </text:p>
          </table:table-cell>
          <table:table-cell office:value-type="float" office:value="696527.6">
            <text:p>696.528 </text:p>
          </table:table-cell>
          <table:table-cell office:value-type="float" office:value="25686549.14">
            <text:p>25.686.549 </text:p>
          </table:table-cell>
          <table:table-cell office:value-type="float" office:value="166208.09">
            <text:p>166.208 </text:p>
          </table:table-cell>
          <table:table-cell office:value-type="float" office:value="610981.99">
            <text:p>610.982 </text:p>
          </table:table-cell>
          <table:table-cell office:value-type="float" office:value="1575568.29">
            <text:p>1.575.568 </text:p>
          </table:table-cell>
          <table:table-cell office:value-type="float" office:value="828713.28">
            <text:p>828.713 </text:p>
          </table:table-cell>
          <table:table-cell office:value-type="float" office:value="19833791.44">
            <text:p>19.833.791 </text:p>
          </table:table-cell>
          <table:table-cell office:value-type="float" office:value="36306.25">
            <text:p>36.306 </text:p>
          </table:table-cell>
          <table:table-cell office:value-type="float" office:value="91574888.17">
            <text:p>91.574.888 </text:p>
          </table:table-cell>
          <table:table-cell office:value-type="float" office:value="98397507.24">
            <text:p>98.397.507 </text:p>
          </table:table-cell>
          <table:table-cell office:value-type="float" office:value="184879.89">
            <text:p>184.880 </text:p>
          </table:table-cell>
          <table:table-cell office:value-type="float" office:value="9786.3">
            <text:p>9.786 </text:p>
          </table:table-cell>
          <table:table-cell office:value-type="float" office:value="279739.9">
            <text:p>279.740 </text:p>
          </table:table-cell>
          <table:table-cell office:value-type="float" office:value="73719974.1">
            <text:p>73.719.974 </text:p>
          </table:table-cell>
          <table:table-cell office:value-type="float" office:value="77493995.44">
            <text:p>77.493.995 </text:p>
          </table:table-cell>
          <table:table-cell office:value-type="float" office:value="720983.1">
            <text:p>720.983 </text:p>
          </table:table-cell>
          <table:table-cell office:value-type="float" office:value="390482566.91">
            <text:p>390.482.567 </text:p>
          </table:table-cell>
          <table:table-cell office:value-type="float" office:value="0">
            <text:p><text:s/>- </text:p>
          </table:table-cell>
          <table:table-cell office:value-type="float" office:value="1029351678.9">
            <text:p>1.029.351.679 </text:p>
          </table:table-cell>
          <table:table-cell/>
        </table:table-row>
        <table:table-row table:style-name="ro1">
          <table:table-cell table:style-name="ce1" office:value-type="string">
            <text:p><text:s text:c="2"/>IPI - OUTROS</text:p>
          </table:table-cell>
          <table:table-cell office:value-type="float" office:value="18904.7">
            <text:p>18.905 </text:p>
          </table:table-cell>
          <table:table-cell office:value-type="float" office:value="3884943.24">
            <text:p>3.884.943 </text:p>
          </table:table-cell>
          <table:table-cell office:value-type="float" office:value="9308982.71">
            <text:p>9.308.983 </text:p>
          </table:table-cell>
          <table:table-cell office:value-type="float" office:value="94269.84">
            <text:p>94.270 </text:p>
          </table:table-cell>
          <table:table-cell office:value-type="float" office:value="49467740.25">
            <text:p>49.467.740 </text:p>
          </table:table-cell>
          <table:table-cell office:value-type="float" office:value="7305243.54">
            <text:p>7.305.244 </text:p>
          </table:table-cell>
          <table:table-cell office:value-type="float" office:value="2909869.47">
            <text:p>2.909.869 </text:p>
          </table:table-cell>
          <table:table-cell office:value-type="float" office:value="49063231.08">
            <text:p>49.063.231 </text:p>
          </table:table-cell>
          <table:table-cell office:value-type="float" office:value="11816188.55">
            <text:p>11.816.189 </text:p>
          </table:table-cell>
          <table:table-cell office:value-type="float" office:value="1957447.28">
            <text:p>1.957.447 </text:p>
          </table:table-cell>
          <table:table-cell office:value-type="float" office:value="115183711.67">
            <text:p>115.183.712 </text:p>
          </table:table-cell>
          <table:table-cell office:value-type="float" office:value="6538413.89">
            <text:p>6.538.414 </text:p>
          </table:table-cell>
          <table:table-cell office:value-type="float" office:value="2482759.63">
            <text:p>2.482.760 </text:p>
          </table:table-cell>
          <table:table-cell office:value-type="float" office:value="4165097.69">
            <text:p>4.165.098 </text:p>
          </table:table-cell>
          <table:table-cell office:value-type="float" office:value="2578527.76">
            <text:p>2.578.528 </text:p>
          </table:table-cell>
          <table:table-cell office:value-type="float" office:value="30831881.04">
            <text:p>30.831.881 </text:p>
          </table:table-cell>
          <table:table-cell office:value-type="float" office:value="2566495.16">
            <text:p>2.566.495 </text:p>
          </table:table-cell>
          <table:table-cell office:value-type="float" office:value="118839849.86">
            <text:p>118.839.850 </text:p>
          </table:table-cell>
          <table:table-cell office:value-type="float" office:value="113541895.37">
            <text:p>113.541.895 </text:p>
          </table:table-cell>
          <table:table-cell office:value-type="float" office:value="4129287.34">
            <text:p>4.129.287 </text:p>
          </table:table-cell>
          <table:table-cell office:value-type="float" office:value="1561862.71">
            <text:p>1.561.863 </text:p>
          </table:table-cell>
          <table:table-cell office:value-type="float" office:value="7175.07">
            <text:p>7.175 </text:p>
          </table:table-cell>
          <table:table-cell office:value-type="float" office:value="126912926.64">
            <text:p>126.912.927 </text:p>
          </table:table-cell>
          <table:table-cell office:value-type="float" office:value="109228595.47">
            <text:p>109.228.595 </text:p>
          </table:table-cell>
          <table:table-cell office:value-type="float" office:value="2418932.43">
            <text:p>2.418.932 </text:p>
          </table:table-cell>
          <table:table-cell office:value-type="float" office:value="821843984.56">
            <text:p>821.843.985 </text:p>
          </table:table-cell>
          <table:table-cell office:value-type="float" office:value="654827.31">
            <text:p>654.827 </text:p>
          </table:table-cell>
          <table:table-cell office:value-type="float" office:value="1599313044.26">
            <text:p>1.599.313.044 </text:p>
          </table:table-cell>
          <table:table-cell/>
        </table:table-row>
        <table:table-row table:style-name="ro1">
          <table:table-cell office:value-type="string">
            <text:p>IMPOSTO SOBRE A RENDA - TOTAL</text:p>
          </table:table-cell>
          <table:table-cell office:value-type="float" office:value="11562898.21">
            <text:p>11.562.898 </text:p>
          </table:table-cell>
          <table:table-cell office:value-type="float" office:value="44999872.32">
            <text:p>44.999.872 </text:p>
          </table:table-cell>
          <table:table-cell office:value-type="float" office:value="156151005.34">
            <text:p>156.151.005 </text:p>
          </table:table-cell>
          <table:table-cell office:value-type="float" office:value="16061006.12">
            <text:p>16.061.006 </text:p>
          </table:table-cell>
          <table:table-cell office:value-type="float" office:value="235843951.22">
            <text:p>235.843.951 </text:p>
          </table:table-cell>
          <table:table-cell office:value-type="float" office:value="161774321.11">
            <text:p>161.774.321 </text:p>
          </table:table-cell>
          <table:table-cell office:value-type="float" office:value="2917305039.16">
            <text:p>2.917.305.039 </text:p>
          </table:table-cell>
          <table:table-cell office:value-type="float" office:value="200369068.67">
            <text:p>200.369.069 </text:p>
          </table:table-cell>
          <table:table-cell office:value-type="float" office:value="136367062.78">
            <text:p>136.367.063 </text:p>
          </table:table-cell>
          <table:table-cell office:value-type="float" office:value="45301885.84">
            <text:p>45.301.886 </text:p>
          </table:table-cell>
          <table:table-cell office:value-type="float" office:value="909777986.7">
            <text:p>909.777.987 </text:p>
          </table:table-cell>
          <table:table-cell office:value-type="float" office:value="63354825.75">
            <text:p>63.354.826 </text:p>
          </table:table-cell>
          <table:table-cell office:value-type="float" office:value="69829946.37">
            <text:p>69.829.946 </text:p>
          </table:table-cell>
          <table:table-cell office:value-type="float" office:value="91631770.15">
            <text:p>91.631.770 </text:p>
          </table:table-cell>
          <table:table-cell office:value-type="float" office:value="51518617.17">
            <text:p>51.518.617 </text:p>
          </table:table-cell>
          <table:table-cell office:value-type="float" office:value="197730111.63">
            <text:p>197.730.112 </text:p>
          </table:table-cell>
          <table:table-cell office:value-type="float" office:value="31896913.85">
            <text:p>31.896.914 </text:p>
          </table:table-cell>
          <table:table-cell office:value-type="float" office:value="960131646.9">
            <text:p>960.131.647 </text:p>
          </table:table-cell>
          <table:table-cell office:value-type="float" office:value="4458609702.07">
            <text:p>4.458.609.702 </text:p>
          </table:table-cell>
          <table:table-cell office:value-type="float" office:value="54380985.21">
            <text:p>54.380.985 </text:p>
          </table:table-cell>
          <table:table-cell office:value-type="float" office:value="30782696.64">
            <text:p>30.782.697 </text:p>
          </table:table-cell>
          <table:table-cell office:value-type="float" office:value="7968086.49">
            <text:p>7.968.086 </text:p>
          </table:table-cell>
          <table:table-cell office:value-type="float" office:value="637582720.27">
            <text:p>637.582.720 </text:p>
          </table:table-cell>
          <table:table-cell office:value-type="float" office:value="323238413.74">
            <text:p>323.238.414 </text:p>
          </table:table-cell>
          <table:table-cell office:value-type="float" office:value="39426209.45">
            <text:p>39.426.209 </text:p>
          </table:table-cell>
          <table:table-cell office:value-type="float" office:value="9239120097.53">
            <text:p>9.239.120.098 </text:p>
          </table:table-cell>
          <table:table-cell office:value-type="float" office:value="15136967.57">
            <text:p>15.136.968 </text:p>
          </table:table-cell>
          <table:table-cell office:value-type="float" office:value="21107853808.26">
            <text:p>21.107.853.808 </text:p>
          </table:table-cell>
          <table:table-cell/>
        </table:table-row>
        <table:table-row table:style-name="ro1">
          <table:table-cell office:value-type="string">
            <text:p><text:s text:c="2"/>IRPF</text:p>
          </table:table-cell>
          <table:table-cell office:value-type="float" office:value="3417297.8">
            <text:p>3.417.298 </text:p>
          </table:table-cell>
          <table:table-cell office:value-type="float" office:value="11596890.88">
            <text:p>11.596.891 </text:p>
          </table:table-cell>
          <table:table-cell office:value-type="float" office:value="13914716.77">
            <text:p>13.914.717 </text:p>
          </table:table-cell>
          <table:table-cell office:value-type="float" office:value="5822711.81">
            <text:p>5.822.712 </text:p>
          </table:table-cell>
          <table:table-cell office:value-type="float" office:value="43927353.11">
            <text:p>43.927.353 </text:p>
          </table:table-cell>
          <table:table-cell office:value-type="float" office:value="27370043.92">
            <text:p>27.370.044 </text:p>
          </table:table-cell>
          <table:table-cell office:value-type="float" office:value="44458762.54">
            <text:p>44.458.763 </text:p>
          </table:table-cell>
          <table:table-cell office:value-type="float" office:value="27906284.58">
            <text:p>27.906.285 </text:p>
          </table:table-cell>
          <table:table-cell office:value-type="float" office:value="34864121.01">
            <text:p>34.864.121 </text:p>
          </table:table-cell>
          <table:table-cell office:value-type="float" office:value="12395661.26">
            <text:p>12.395.661 </text:p>
          </table:table-cell>
          <table:table-cell office:value-type="float" office:value="124624464.31">
            <text:p>124.624.464 </text:p>
          </table:table-cell>
          <table:table-cell office:value-type="float" office:value="20255678.63">
            <text:p>20.255.679 </text:p>
          </table:table-cell>
          <table:table-cell office:value-type="float" office:value="18436363.14">
            <text:p>18.436.363 </text:p>
          </table:table-cell>
          <table:table-cell office:value-type="float" office:value="20187978.87">
            <text:p>20.187.979 </text:p>
          </table:table-cell>
          <table:table-cell office:value-type="float" office:value="14574815.37">
            <text:p>14.574.815 </text:p>
          </table:table-cell>
          <table:table-cell office:value-type="float" office:value="38150008.14">
            <text:p>38.150.008 </text:p>
          </table:table-cell>
          <table:table-cell office:value-type="float" office:value="9147544.46">
            <text:p>9.147.544 </text:p>
          </table:table-cell>
          <table:table-cell office:value-type="float" office:value="85330937.72">
            <text:p>85.330.938 </text:p>
          </table:table-cell>
          <table:table-cell office:value-type="float" office:value="313020653.38">
            <text:p>313.020.653 </text:p>
          </table:table-cell>
          <table:table-cell office:value-type="float" office:value="15394227.22">
            <text:p>15.394.227 </text:p>
          </table:table-cell>
          <table:table-cell office:value-type="float" office:value="9622509.14">
            <text:p>9.622.509 </text:p>
          </table:table-cell>
          <table:table-cell office:value-type="float" office:value="2697013.28">
            <text:p>2.697.013 </text:p>
          </table:table-cell>
          <table:table-cell office:value-type="float" office:value="144165948.94">
            <text:p>144.165.949 </text:p>
          </table:table-cell>
          <table:table-cell office:value-type="float" office:value="47432196.7">
            <text:p>47.432.197 </text:p>
          </table:table-cell>
          <table:table-cell office:value-type="float" office:value="11636640.88">
            <text:p>11.636.641 </text:p>
          </table:table-cell>
          <table:table-cell office:value-type="float" office:value="737898415.14">
            <text:p>737.898.415 </text:p>
          </table:table-cell>
          <table:table-cell office:value-type="float" office:value="3993178.45">
            <text:p>3.993.178 </text:p>
          </table:table-cell>
          <table:table-cell office:value-type="float" office:value="1842242417.45">
            <text:p>1.842.242.417 </text:p>
          </table:table-cell>
          <table:table-cell/>
        </table:table-row>
        <table:table-row table:style-name="ro1">
          <table:table-cell office:value-type="string">
            <text:p><text:s text:c="2"/>IRPJ</text:p>
          </table:table-cell>
          <table:table-cell office:value-type="float" office:value="4089531.81">
            <text:p>4.089.532 </text:p>
          </table:table-cell>
          <table:table-cell office:value-type="float" office:value="17866041.24">
            <text:p>17.866.041 </text:p>
          </table:table-cell>
          <table:table-cell office:value-type="float" office:value="78648943.29">
            <text:p>78.648.943 </text:p>
          </table:table-cell>
          <table:table-cell office:value-type="float" office:value="2744485.44">
            <text:p>2.744.485 </text:p>
          </table:table-cell>
          <table:table-cell office:value-type="float" office:value="94473337.54">
            <text:p>94.473.338 </text:p>
          </table:table-cell>
          <table:table-cell office:value-type="float" office:value="59478307.58">
            <text:p>59.478.308 </text:p>
          </table:table-cell>
          <table:table-cell office:value-type="float" office:value="450131735.94">
            <text:p>450.131.736 </text:p>
          </table:table-cell>
          <table:table-cell office:value-type="float" office:value="118452601.74">
            <text:p>118.452.602 </text:p>
          </table:table-cell>
          <table:table-cell office:value-type="float" office:value="51374669.73">
            <text:p>51.374.670 </text:p>
          </table:table-cell>
          <table:table-cell office:value-type="float" office:value="16578253.34">
            <text:p>16.578.253 </text:p>
          </table:table-cell>
          <table:table-cell office:value-type="float" office:value="381355202.85">
            <text:p>381.355.203 </text:p>
          </table:table-cell>
          <table:table-cell office:value-type="float" office:value="23078430.61">
            <text:p>23.078.431 </text:p>
          </table:table-cell>
          <table:table-cell office:value-type="float" office:value="27194072.84">
            <text:p>27.194.073 </text:p>
          </table:table-cell>
          <table:table-cell office:value-type="float" office:value="33847966.68">
            <text:p>33.847.967 </text:p>
          </table:table-cell>
          <table:table-cell office:value-type="float" office:value="12068739.38">
            <text:p>12.068.739 </text:p>
          </table:table-cell>
          <table:table-cell office:value-type="float" office:value="73197992.48">
            <text:p>73.197.992 </text:p>
          </table:table-cell>
          <table:table-cell office:value-type="float" office:value="11263971.05">
            <text:p>11.263.971 </text:p>
          </table:table-cell>
          <table:table-cell office:value-type="float" office:value="370565981.89">
            <text:p>370.565.982 </text:p>
          </table:table-cell>
          <table:table-cell office:value-type="float" office:value="1654656293.44">
            <text:p>1.654.656.293 </text:p>
          </table:table-cell>
          <table:table-cell office:value-type="float" office:value="16775273.96">
            <text:p>16.775.274 </text:p>
          </table:table-cell>
          <table:table-cell office:value-type="float" office:value="9372030.37">
            <text:p>9.372.030 </text:p>
          </table:table-cell>
          <table:table-cell office:value-type="float" office:value="2188141.86">
            <text:p>2.188.142 </text:p>
          </table:table-cell>
          <table:table-cell office:value-type="float" office:value="214318916.04">
            <text:p>214.318.916 </text:p>
          </table:table-cell>
          <table:table-cell office:value-type="float" office:value="163839962.01">
            <text:p>163.839.962 </text:p>
          </table:table-cell>
          <table:table-cell office:value-type="float" office:value="11337055.9">
            <text:p>11.337.056 </text:p>
          </table:table-cell>
          <table:table-cell office:value-type="float" office:value="2768210167.73">
            <text:p>2.768.210.168 </text:p>
          </table:table-cell>
          <table:table-cell office:value-type="float" office:value="6507694.72">
            <text:p>6.507.695 </text:p>
          </table:table-cell>
          <table:table-cell office:value-type="float" office:value="6673615801.46">
            <text:p>6.673.615.801 </text:p>
          </table:table-cell>
          <table:table-cell/>
        </table:table-row>
        <table:table-row table:style-name="ro1">
          <table:table-cell office:value-type="string">
            <text:p><text:s text:c="4"/>ENTIDADES FINANCEIRAS</text:p>
          </table:table-cell>
          <table:table-cell office:value-type="float" office:value="286.06">
            <text:p>286 </text:p>
          </table:table-cell>
          <table:table-cell office:value-type="float" office:value="12580.51">
            <text:p>12.581 </text:p>
          </table:table-cell>
          <table:table-cell office:value-type="float" office:value="156449.6">
            <text:p>156.450 </text:p>
          </table:table-cell>
          <table:table-cell office:value-type="float" office:value="0">
            <text:p><text:s/>- </text:p>
          </table:table-cell>
          <table:table-cell office:value-type="float" office:value="11385922.6">
            <text:p>11.385.923 </text:p>
          </table:table-cell>
          <table:table-cell office:value-type="float" office:value="12706798.86">
            <text:p>12.706.799 </text:p>
          </table:table-cell>
          <table:table-cell office:value-type="float" office:value="221580726.4">
            <text:p>221.580.726 </text:p>
          </table:table-cell>
          <table:table-cell office:value-type="float" office:value="1848497.89">
            <text:p>1.848.498 </text:p>
          </table:table-cell>
          <table:table-cell office:value-type="float" office:value="38581.49">
            <text:p>38.581 </text:p>
          </table:table-cell>
          <table:table-cell office:value-type="float" office:value="1538.01">
            <text:p>1.538 </text:p>
          </table:table-cell>
          <table:table-cell office:value-type="float" office:value="11378680.28">
            <text:p>11.378.680 </text:p>
          </table:table-cell>
          <table:table-cell office:value-type="float" office:value="2601.45">
            <text:p>2.601 </text:p>
          </table:table-cell>
          <table:table-cell office:value-type="float" office:value="17465.82">
            <text:p>17.466 </text:p>
          </table:table-cell>
          <table:table-cell office:value-type="float" office:value="6700452.33">
            <text:p>6.700.452 </text:p>
          </table:table-cell>
          <table:table-cell office:value-type="float" office:value="2515.64">
            <text:p>2.516 </text:p>
          </table:table-cell>
          <table:table-cell office:value-type="float" office:value="826999.65">
            <text:p>827.000 </text:p>
          </table:table-cell>
          <table:table-cell office:value-type="float" office:value="-8624.1">
            <text:p><text:s/>(8.624)</text:p>
          </table:table-cell>
          <table:table-cell office:value-type="float" office:value="46349575.14">
            <text:p>46.349.575 </text:p>
          </table:table-cell>
          <table:table-cell office:value-type="float" office:value="90844217.81">
            <text:p>90.844.218 </text:p>
          </table:table-cell>
          <table:table-cell office:value-type="float" office:value="166511.14">
            <text:p>166.511 </text:p>
          </table:table-cell>
          <table:table-cell office:value-type="float" office:value="1441.62">
            <text:p>1.442 </text:p>
          </table:table-cell>
          <table:table-cell office:value-type="float" office:value="0">
            <text:p><text:s/>- </text:p>
          </table:table-cell>
          <table:table-cell office:value-type="float" office:value="19990860.02">
            <text:p>19.990.860 </text:p>
          </table:table-cell>
          <table:table-cell office:value-type="float" office:value="566401.46">
            <text:p>566.401 </text:p>
          </table:table-cell>
          <table:table-cell office:value-type="float" office:value="3428679.44">
            <text:p>3.428.679 </text:p>
          </table:table-cell>
          <table:table-cell office:value-type="float" office:value="761218356.45">
            <text:p>761.218.356 </text:p>
          </table:table-cell>
          <table:table-cell office:value-type="float" office:value="1619.17">
            <text:p>1.619 </text:p>
          </table:table-cell>
          <table:table-cell office:value-type="float" office:value="1189219134.74">
            <text:p>1.189.219.135 </text:p>
          </table:table-cell>
          <table:table-cell/>
        </table:table-row>
        <table:table-row table:style-name="ro1">
          <table:table-cell office:value-type="string">
            <text:p><text:s text:c="4"/>DEMAIS EMPRESAS</text:p>
          </table:table-cell>
          <table:table-cell office:value-type="float" office:value="4089245.75">
            <text:p>4.089.246 </text:p>
          </table:table-cell>
          <table:table-cell office:value-type="float" office:value="17853460.73">
            <text:p>17.853.461 </text:p>
          </table:table-cell>
          <table:table-cell office:value-type="float" office:value="78492493.69">
            <text:p>78.492.494 </text:p>
          </table:table-cell>
          <table:table-cell office:value-type="float" office:value="2744485.44">
            <text:p>2.744.485 </text:p>
          </table:table-cell>
          <table:table-cell office:value-type="float" office:value="83087414.94">
            <text:p>83.087.415 </text:p>
          </table:table-cell>
          <table:table-cell office:value-type="float" office:value="46771508.72">
            <text:p>46.771.509 </text:p>
          </table:table-cell>
          <table:table-cell office:value-type="float" office:value="228551009.54">
            <text:p>228.551.010 </text:p>
          </table:table-cell>
          <table:table-cell office:value-type="float" office:value="116604103.85">
            <text:p>116.604.104 </text:p>
          </table:table-cell>
          <table:table-cell office:value-type="float" office:value="51336088.24">
            <text:p>51.336.088 </text:p>
          </table:table-cell>
          <table:table-cell office:value-type="float" office:value="16576715.33">
            <text:p>16.576.715 </text:p>
          </table:table-cell>
          <table:table-cell office:value-type="float" office:value="369976522.57">
            <text:p>369.976.523 </text:p>
          </table:table-cell>
          <table:table-cell office:value-type="float" office:value="23075829.16">
            <text:p>23.075.829 </text:p>
          </table:table-cell>
          <table:table-cell office:value-type="float" office:value="27176607.02">
            <text:p>27.176.607 </text:p>
          </table:table-cell>
          <table:table-cell office:value-type="float" office:value="27147514.35">
            <text:p>27.147.514 </text:p>
          </table:table-cell>
          <table:table-cell office:value-type="float" office:value="12066223.74">
            <text:p>12.066.224 </text:p>
          </table:table-cell>
          <table:table-cell office:value-type="float" office:value="72370992.83">
            <text:p>72.370.993 </text:p>
          </table:table-cell>
          <table:table-cell office:value-type="float" office:value="11272595.15">
            <text:p>11.272.595 </text:p>
          </table:table-cell>
          <table:table-cell office:value-type="float" office:value="324216406.75">
            <text:p>324.216.407 </text:p>
          </table:table-cell>
          <table:table-cell office:value-type="float" office:value="1563812075.63">
            <text:p>1.563.812.076 </text:p>
          </table:table-cell>
          <table:table-cell office:value-type="float" office:value="16608762.82">
            <text:p>16.608.763 </text:p>
          </table:table-cell>
          <table:table-cell office:value-type="float" office:value="9370588.75">
            <text:p>9.370.589 </text:p>
          </table:table-cell>
          <table:table-cell office:value-type="float" office:value="2188141.86">
            <text:p>2.188.142 </text:p>
          </table:table-cell>
          <table:table-cell office:value-type="float" office:value="194328056.02">
            <text:p>194.328.056 </text:p>
          </table:table-cell>
          <table:table-cell office:value-type="float" office:value="163273560.55">
            <text:p>163.273.561 </text:p>
          </table:table-cell>
          <table:table-cell office:value-type="float" office:value="7908376.46">
            <text:p>7.908.376 </text:p>
          </table:table-cell>
          <table:table-cell office:value-type="float" office:value="2006991811.28">
            <text:p>2.006.991.811 </text:p>
          </table:table-cell>
          <table:table-cell office:value-type="float" office:value="6506075.55">
            <text:p>6.506.076 </text:p>
          </table:table-cell>
          <table:table-cell office:value-type="float" office:value="5484396666.72">
            <text:p>5.484.396.667 </text:p>
          </table:table-cell>
          <table:table-cell/>
        </table:table-row>
        <table:table-row table:style-name="ro1">
          <table:table-cell office:value-type="string">
            <text:p><text:s text:c="2"/>IMPOSTO S/ RENDA RETIDO NA FONTE</text:p>
          </table:table-cell>
          <table:table-cell office:value-type="float" office:value="4056068.6">
            <text:p>4.056.069 </text:p>
          </table:table-cell>
          <table:table-cell office:value-type="float" office:value="15536940.2">
            <text:p>15.536.940 </text:p>
          </table:table-cell>
          <table:table-cell office:value-type="float" office:value="63587345.28">
            <text:p>63.587.345 </text:p>
          </table:table-cell>
          <table:table-cell office:value-type="float" office:value="7493808.87">
            <text:p>7.493.809 </text:p>
          </table:table-cell>
          <table:table-cell office:value-type="float" office:value="97443260.57">
            <text:p>97.443.261 </text:p>
          </table:table-cell>
          <table:table-cell office:value-type="float" office:value="74925969.61">
            <text:p>74.925.970 </text:p>
          </table:table-cell>
          <table:table-cell office:value-type="float" office:value="2422714540.68">
            <text:p>2.422.714.541 </text:p>
          </table:table-cell>
          <table:table-cell office:value-type="float" office:value="54010182.35">
            <text:p>54.010.182 </text:p>
          </table:table-cell>
          <table:table-cell office:value-type="float" office:value="50128272.04">
            <text:p>50.128.272 </text:p>
          </table:table-cell>
          <table:table-cell office:value-type="float" office:value="16327971.24">
            <text:p>16.327.971 </text:p>
          </table:table-cell>
          <table:table-cell office:value-type="float" office:value="403798319.54">
            <text:p>403.798.320 </text:p>
          </table:table-cell>
          <table:table-cell office:value-type="float" office:value="20020716.51">
            <text:p>20.020.717 </text:p>
          </table:table-cell>
          <table:table-cell office:value-type="float" office:value="24199510.39">
            <text:p>24.199.510 </text:p>
          </table:table-cell>
          <table:table-cell office:value-type="float" office:value="37595824.6">
            <text:p>37.595.825 </text:p>
          </table:table-cell>
          <table:table-cell office:value-type="float" office:value="24875062.42">
            <text:p>24.875.062 </text:p>
          </table:table-cell>
          <table:table-cell office:value-type="float" office:value="86382111.01">
            <text:p>86.382.111 </text:p>
          </table:table-cell>
          <table:table-cell office:value-type="float" office:value="11485398.34">
            <text:p>11.485.398 </text:p>
          </table:table-cell>
          <table:table-cell office:value-type="float" office:value="504234727.29">
            <text:p>504.234.727 </text:p>
          </table:table-cell>
          <table:table-cell office:value-type="float" office:value="2490932755.25">
            <text:p>2.490.932.755 </text:p>
          </table:table-cell>
          <table:table-cell office:value-type="float" office:value="22211484.03">
            <text:p>22.211.484 </text:p>
          </table:table-cell>
          <table:table-cell office:value-type="float" office:value="11788157.13">
            <text:p>11.788.157 </text:p>
          </table:table-cell>
          <table:table-cell office:value-type="float" office:value="3082931.35">
            <text:p>3.082.931 </text:p>
          </table:table-cell>
          <table:table-cell office:value-type="float" office:value="279097855.29">
            <text:p>279.097.855 </text:p>
          </table:table-cell>
          <table:table-cell office:value-type="float" office:value="111966255.03">
            <text:p>111.966.255 </text:p>
          </table:table-cell>
          <table:table-cell office:value-type="float" office:value="16452512.67">
            <text:p>16.452.513 </text:p>
          </table:table-cell>
          <table:table-cell office:value-type="float" office:value="5733011514.66">
            <text:p>5.733.011.515 </text:p>
          </table:table-cell>
          <table:table-cell office:value-type="float" office:value="4636094.4">
            <text:p>4.636.094 </text:p>
          </table:table-cell>
          <table:table-cell office:value-type="float" office:value="12591995589.35">
            <text:p>12.591.995.589 </text:p>
          </table:table-cell>
          <table:table-cell/>
        </table:table-row>
        <table:table-row table:style-name="ro1">
          <table:table-cell office:value-type="string">
            <text:p><text:s text:c="4"/>IRRF - RENDIMENTOS DO TRABALHO</text:p>
          </table:table-cell>
          <table:table-cell office:value-type="float" office:value="3705605.57">
            <text:p>3.705.606 </text:p>
          </table:table-cell>
          <table:table-cell office:value-type="float" office:value="13673774.86">
            <text:p>13.673.775 </text:p>
          </table:table-cell>
          <table:table-cell office:value-type="float" office:value="49016470.82">
            <text:p>49.016.471 </text:p>
          </table:table-cell>
          <table:table-cell office:value-type="float" office:value="7254937.99">
            <text:p>7.254.938 </text:p>
          </table:table-cell>
          <table:table-cell office:value-type="float" office:value="80791651.94">
            <text:p>80.791.652 </text:p>
          </table:table-cell>
          <table:table-cell office:value-type="float" office:value="53336880.31">
            <text:p>53.336.880 </text:p>
          </table:table-cell>
          <table:table-cell office:value-type="float" office:value="1431936959.25">
            <text:p>1.431.936.959 </text:p>
          </table:table-cell>
          <table:table-cell office:value-type="float" office:value="40702355.79">
            <text:p>40.702.356 </text:p>
          </table:table-cell>
          <table:table-cell office:value-type="float" office:value="41722580.82">
            <text:p>41.722.581 </text:p>
          </table:table-cell>
          <table:table-cell office:value-type="float" office:value="13739479.15">
            <text:p>13.739.479 </text:p>
          </table:table-cell>
          <table:table-cell office:value-type="float" office:value="316557901.42">
            <text:p>316.557.901 </text:p>
          </table:table-cell>
          <table:table-cell office:value-type="float" office:value="15434003.64">
            <text:p>15.434.004 </text:p>
          </table:table-cell>
          <table:table-cell office:value-type="float" office:value="19468855.73">
            <text:p>19.468.856 </text:p>
          </table:table-cell>
          <table:table-cell office:value-type="float" office:value="30382904.44">
            <text:p>30.382.904 </text:p>
          </table:table-cell>
          <table:table-cell office:value-type="float" office:value="21578364.51">
            <text:p>21.578.365 </text:p>
          </table:table-cell>
          <table:table-cell office:value-type="float" office:value="62460343.18">
            <text:p>62.460.343 </text:p>
          </table:table-cell>
          <table:table-cell office:value-type="float" office:value="10036228.06">
            <text:p>10.036.228 </text:p>
          </table:table-cell>
          <table:table-cell office:value-type="float" office:value="174990659.46">
            <text:p>174.990.659 </text:p>
          </table:table-cell>
          <table:table-cell office:value-type="float" office:value="802475196.92">
            <text:p>802.475.197 </text:p>
          </table:table-cell>
          <table:table-cell office:value-type="float" office:value="19606249.02">
            <text:p>19.606.249 </text:p>
          </table:table-cell>
          <table:table-cell office:value-type="float" office:value="10798326.14">
            <text:p>10.798.326 </text:p>
          </table:table-cell>
          <table:table-cell office:value-type="float" office:value="2962955.14">
            <text:p>2.962.955 </text:p>
          </table:table-cell>
          <table:table-cell office:value-type="float" office:value="192510855.38">
            <text:p>192.510.855 </text:p>
          </table:table-cell>
          <table:table-cell office:value-type="float" office:value="81572535.29">
            <text:p>81.572.535 </text:p>
          </table:table-cell>
          <table:table-cell office:value-type="float" office:value="13770358.45">
            <text:p>13.770.358 </text:p>
          </table:table-cell>
          <table:table-cell office:value-type="float" office:value="1668763178.69">
            <text:p>1.668.763.179 </text:p>
          </table:table-cell>
          <table:table-cell office:value-type="float" office:value="3849298.62">
            <text:p>3.849.299 </text:p>
          </table:table-cell>
          <table:table-cell office:value-type="float" office:value="5183098910.59">
            <text:p>5.183.098.911 </text:p>
          </table:table-cell>
          <table:table-cell/>
        </table:table-row>
        <table:table-row table:style-name="ro1">
          <table:table-cell office:value-type="string">
            <text:p><text:s text:c="4"/>IRRF - RENDIMENTOS DO CAPITAL</text:p>
          </table:table-cell>
          <table:table-cell office:value-type="float" office:value="225030.48">
            <text:p>225.030 </text:p>
          </table:table-cell>
          <table:table-cell office:value-type="float" office:value="753352.1">
            <text:p>753.352 </text:p>
          </table:table-cell>
          <table:table-cell office:value-type="float" office:value="2218394.06">
            <text:p>2.218.394 </text:p>
          </table:table-cell>
          <table:table-cell office:value-type="float" office:value="32117.74">
            <text:p>32.118 </text:p>
          </table:table-cell>
          <table:table-cell office:value-type="float" office:value="3411652.79">
            <text:p>3.411.653 </text:p>
          </table:table-cell>
          <table:table-cell office:value-type="float" office:value="15057220.51">
            <text:p>15.057.221 </text:p>
          </table:table-cell>
          <table:table-cell office:value-type="float" office:value="716697992.03">
            <text:p>716.697.992 </text:p>
          </table:table-cell>
          <table:table-cell office:value-type="float" office:value="6354171.82">
            <text:p>6.354.172 </text:p>
          </table:table-cell>
          <table:table-cell office:value-type="float" office:value="3282483.98">
            <text:p>3.282.484 </text:p>
          </table:table-cell>
          <table:table-cell office:value-type="float" office:value="848013.52">
            <text:p>848.014 </text:p>
          </table:table-cell>
          <table:table-cell office:value-type="float" office:value="32493556.55">
            <text:p>32.493.557 </text:p>
          </table:table-cell>
          <table:table-cell office:value-type="float" office:value="2345518.48">
            <text:p>2.345.518 </text:p>
          </table:table-cell>
          <table:table-cell office:value-type="float" office:value="2336664.96">
            <text:p>2.336.665 </text:p>
          </table:table-cell>
          <table:table-cell office:value-type="float" office:value="2924938.16">
            <text:p>2.924.938 </text:p>
          </table:table-cell>
          <table:table-cell office:value-type="float" office:value="626319.65">
            <text:p>626.320 </text:p>
          </table:table-cell>
          <table:table-cell office:value-type="float" office:value="10731649.03">
            <text:p>10.731.649 </text:p>
          </table:table-cell>
          <table:table-cell office:value-type="float" office:value="744049.66">
            <text:p>744.050 </text:p>
          </table:table-cell>
          <table:table-cell office:value-type="float" office:value="273737050.21">
            <text:p>273.737.050 </text:p>
          </table:table-cell>
          <table:table-cell office:value-type="float" office:value="1422627164.38">
            <text:p>1.422.627.164 </text:p>
          </table:table-cell>
          <table:table-cell office:value-type="float" office:value="988165.12">
            <text:p>988.165 </text:p>
          </table:table-cell>
          <table:table-cell office:value-type="float" office:value="525363.93">
            <text:p>525.364 </text:p>
          </table:table-cell>
          <table:table-cell office:value-type="float" office:value="54678.89">
            <text:p>54.679 </text:p>
          </table:table-cell>
          <table:table-cell office:value-type="float" office:value="52889622.62">
            <text:p>52.889.623 </text:p>
          </table:table-cell>
          <table:table-cell office:value-type="float" office:value="12851961.6">
            <text:p>12.851.962 </text:p>
          </table:table-cell>
          <table:table-cell office:value-type="float" office:value="1486304.52">
            <text:p>1.486.305 </text:p>
          </table:table-cell>
          <table:table-cell office:value-type="float" office:value="3359371952.1">
            <text:p>3.359.371.952 </text:p>
          </table:table-cell>
          <table:table-cell office:value-type="float" office:value="449089.71">
            <text:p>449.090 </text:p>
          </table:table-cell>
          <table:table-cell office:value-type="float" office:value="5926064478.6">
            <text:p>5.926.064.479 </text:p>
          </table:table-cell>
          <table:table-cell/>
        </table:table-row>
        <table:table-row table:style-name="ro1">
          <table:table-cell office:value-type="string">
            <text:p><text:s text:c="4"/>IRRF - REMESSAS P/ EXTERIOR</text:p>
          </table:table-cell>
          <table:table-cell office:value-type="float" office:value="24.47">
            <text:p>24 </text:p>
          </table:table-cell>
          <table:table-cell office:value-type="float" office:value="119852.35">
            <text:p>119.852 </text:p>
          </table:table-cell>
          <table:table-cell office:value-type="float" office:value="6853926.25">
            <text:p>6.853.926 </text:p>
          </table:table-cell>
          <table:table-cell office:value-type="float" office:value="10706.89">
            <text:p>10.707 </text:p>
          </table:table-cell>
          <table:table-cell office:value-type="float" office:value="4374220">
            <text:p>4.374.220 </text:p>
          </table:table-cell>
          <table:table-cell office:value-type="float" office:value="1237466.87">
            <text:p>1.237.467 </text:p>
          </table:table-cell>
          <table:table-cell office:value-type="float" office:value="100648257.64">
            <text:p>100.648.258 </text:p>
          </table:table-cell>
          <table:table-cell office:value-type="float" office:value="1617774.59">
            <text:p>1.617.775 </text:p>
          </table:table-cell>
          <table:table-cell office:value-type="float" office:value="1440563.63">
            <text:p>1.440.564 </text:p>
          </table:table-cell>
          <table:table-cell office:value-type="float" office:value="220895.73">
            <text:p>220.896 </text:p>
          </table:table-cell>
          <table:table-cell office:value-type="float" office:value="26824028.21">
            <text:p>26.824.028 </text:p>
          </table:table-cell>
          <table:table-cell office:value-type="float" office:value="654218.69">
            <text:p>654.219 </text:p>
          </table:table-cell>
          <table:table-cell office:value-type="float" office:value="646301.89">
            <text:p>646.302 </text:p>
          </table:table-cell>
          <table:table-cell office:value-type="float" office:value="1675810.26">
            <text:p>1.675.810 </text:p>
          </table:table-cell>
          <table:table-cell office:value-type="float" office:value="1590554.29">
            <text:p>1.590.554 </text:p>
          </table:table-cell>
          <table:table-cell office:value-type="float" office:value="4110169.53">
            <text:p>4.110.170 </text:p>
          </table:table-cell>
          <table:table-cell office:value-type="float" office:value="16660.41">
            <text:p>16.660 </text:p>
          </table:table-cell>
          <table:table-cell office:value-type="float" office:value="31610263.44">
            <text:p>31.610.263 </text:p>
          </table:table-cell>
          <table:table-cell office:value-type="float" office:value="178628295.86">
            <text:p>178.628.296 </text:p>
          </table:table-cell>
          <table:table-cell office:value-type="float" office:value="235509.54">
            <text:p>235.510 </text:p>
          </table:table-cell>
          <table:table-cell office:value-type="float" office:value="46691.48">
            <text:p>46.691 </text:p>
          </table:table-cell>
          <table:table-cell office:value-type="float" office:value="2222.82">
            <text:p>2.223 </text:p>
          </table:table-cell>
          <table:table-cell office:value-type="float" office:value="12186543.32">
            <text:p>12.186.543 </text:p>
          </table:table-cell>
          <table:table-cell office:value-type="float" office:value="7373647.86">
            <text:p>7.373.648 </text:p>
          </table:table-cell>
          <table:table-cell office:value-type="float" office:value="42549.47">
            <text:p>42.549 </text:p>
          </table:table-cell>
          <table:table-cell office:value-type="float" office:value="433321626.27">
            <text:p>433.321.626 </text:p>
          </table:table-cell>
          <table:table-cell office:value-type="float" office:value="25803.03">
            <text:p>25.803 </text:p>
          </table:table-cell>
          <table:table-cell office:value-type="float" office:value="815514584.79">
            <text:p>815.514.585 </text:p>
          </table:table-cell>
          <table:table-cell/>
        </table:table-row>
        <table:table-row table:style-name="ro1">
          <table:table-cell office:value-type="string">
            <text:p><text:s text:c="4"/>IRRF - OUTROS RENDIMENTOS</text:p>
          </table:table-cell>
          <table:table-cell office:value-type="float" office:value="125408.08">
            <text:p>125.408 </text:p>
          </table:table-cell>
          <table:table-cell office:value-type="float" office:value="989960.89">
            <text:p>989.961 </text:p>
          </table:table-cell>
          <table:table-cell office:value-type="float" office:value="5498554.15">
            <text:p>5.498.554 </text:p>
          </table:table-cell>
          <table:table-cell office:value-type="float" office:value="196046.25">
            <text:p>196.046 </text:p>
          </table:table-cell>
          <table:table-cell office:value-type="float" office:value="8865735.84">
            <text:p>8.865.736 </text:p>
          </table:table-cell>
          <table:table-cell office:value-type="float" office:value="5294401.92">
            <text:p>5.294.402 </text:p>
          </table:table-cell>
          <table:table-cell office:value-type="float" office:value="173431331.76">
            <text:p>173.431.332 </text:p>
          </table:table-cell>
          <table:table-cell office:value-type="float" office:value="5335880.15">
            <text:p>5.335.880 </text:p>
          </table:table-cell>
          <table:table-cell office:value-type="float" office:value="3682643.61">
            <text:p>3.682.644 </text:p>
          </table:table-cell>
          <table:table-cell office:value-type="float" office:value="1519582.84">
            <text:p>1.519.583 </text:p>
          </table:table-cell>
          <table:table-cell office:value-type="float" office:value="27922833.36">
            <text:p>27.922.833 </text:p>
          </table:table-cell>
          <table:table-cell office:value-type="float" office:value="1586975.7">
            <text:p>1.586.976 </text:p>
          </table:table-cell>
          <table:table-cell office:value-type="float" office:value="1747687.81">
            <text:p>1.747.688 </text:p>
          </table:table-cell>
          <table:table-cell office:value-type="float" office:value="2612171.74">
            <text:p>2.612.172 </text:p>
          </table:table-cell>
          <table:table-cell office:value-type="float" office:value="1079823.97">
            <text:p>1.079.824 </text:p>
          </table:table-cell>
          <table:table-cell office:value-type="float" office:value="9079949.27">
            <text:p>9.079.949 </text:p>
          </table:table-cell>
          <table:table-cell office:value-type="float" office:value="688460.21">
            <text:p>688.460 </text:p>
          </table:table-cell>
          <table:table-cell office:value-type="float" office:value="23896754.18">
            <text:p>23.896.754 </text:p>
          </table:table-cell>
          <table:table-cell office:value-type="float" office:value="87202098.09">
            <text:p>87.202.098 </text:p>
          </table:table-cell>
          <table:table-cell office:value-type="float" office:value="1381560.35">
            <text:p>1.381.560 </text:p>
          </table:table-cell>
          <table:table-cell office:value-type="float" office:value="417775.58">
            <text:p>417.776 </text:p>
          </table:table-cell>
          <table:table-cell office:value-type="float" office:value="63074.5">
            <text:p>63.075 </text:p>
          </table:table-cell>
          <table:table-cell office:value-type="float" office:value="21510833.97">
            <text:p>21.510.834 </text:p>
          </table:table-cell>
          <table:table-cell office:value-type="float" office:value="10168110.28">
            <text:p>10.168.110 </text:p>
          </table:table-cell>
          <table:table-cell office:value-type="float" office:value="1153300.23">
            <text:p>1.153.300 </text:p>
          </table:table-cell>
          <table:table-cell office:value-type="float" office:value="271554757.6">
            <text:p>271.554.758 </text:p>
          </table:table-cell>
          <table:table-cell office:value-type="float" office:value="311903.04">
            <text:p>311.903 </text:p>
          </table:table-cell>
          <table:table-cell office:value-type="float" office:value="667317615.37">
            <text:p>667.317.615 </text:p>
          </table:table-cell>
          <table:table-cell/>
        </table:table-row>
        <table:table-row table:style-name="ro1">
          <table:table-cell office:value-type="string">
            <text:p>IMPOSTO S/ OPERAÇÕES FINANCEIRAS</text:p>
          </table:table-cell>
          <table:table-cell office:value-type="float" office:value="32983.87">
            <text:p>32.984 </text:p>
          </table:table-cell>
          <table:table-cell office:value-type="float" office:value="202415.38">
            <text:p>202.415 </text:p>
          </table:table-cell>
          <table:table-cell office:value-type="float" office:value="1732941.65">
            <text:p>1.732.942 </text:p>
          </table:table-cell>
          <table:table-cell office:value-type="float" office:value="49519.66">
            <text:p>49.520 </text:p>
          </table:table-cell>
          <table:table-cell office:value-type="float" office:value="2515421.75">
            <text:p>2.515.422 </text:p>
          </table:table-cell>
          <table:table-cell office:value-type="float" office:value="10014632">
            <text:p>10.014.632 </text:p>
          </table:table-cell>
          <table:table-cell office:value-type="float" office:value="486209583.8">
            <text:p>486.209.584 </text:p>
          </table:table-cell>
          <table:table-cell office:value-type="float" office:value="8345317.45">
            <text:p>8.345.317 </text:p>
          </table:table-cell>
          <table:table-cell office:value-type="float" office:value="2653319.89">
            <text:p>2.653.320 </text:p>
          </table:table-cell>
          <table:table-cell office:value-type="float" office:value="192558.88">
            <text:p>192.559 </text:p>
          </table:table-cell>
          <table:table-cell office:value-type="float" office:value="64679062.78">
            <text:p>64.679.063 </text:p>
          </table:table-cell>
          <table:table-cell office:value-type="float" office:value="902336.49">
            <text:p>902.336 </text:p>
          </table:table-cell>
          <table:table-cell office:value-type="float" office:value="2447363.64">
            <text:p>2.447.364 </text:p>
          </table:table-cell>
          <table:table-cell office:value-type="float" office:value="5866084.27">
            <text:p>5.866.084 </text:p>
          </table:table-cell>
          <table:table-cell office:value-type="float" office:value="279644.02">
            <text:p>279.644 </text:p>
          </table:table-cell>
          <table:table-cell office:value-type="float" office:value="9547403.04">
            <text:p>9.547.403 </text:p>
          </table:table-cell>
          <table:table-cell office:value-type="float" office:value="42006.12">
            <text:p>42.006 </text:p>
          </table:table-cell>
          <table:table-cell office:value-type="float" office:value="168362037.04">
            <text:p>168.362.037 </text:p>
          </table:table-cell>
          <table:table-cell office:value-type="float" office:value="66086348.37">
            <text:p>66.086.348 </text:p>
          </table:table-cell>
          <table:table-cell office:value-type="float" office:value="478459.23">
            <text:p>478.459 </text:p>
          </table:table-cell>
          <table:table-cell office:value-type="float" office:value="886653.59">
            <text:p>886.654 </text:p>
          </table:table-cell>
          <table:table-cell office:value-type="float" office:value="6419.67">
            <text:p>6.420 </text:p>
          </table:table-cell>
          <table:table-cell office:value-type="float" office:value="42287870.77">
            <text:p>42.287.871 </text:p>
          </table:table-cell>
          <table:table-cell office:value-type="float" office:value="5779089.06">
            <text:p>5.779.089 </text:p>
          </table:table-cell>
          <table:table-cell office:value-type="float" office:value="2612183.45">
            <text:p>2.612.183 </text:p>
          </table:table-cell>
          <table:table-cell office:value-type="float" office:value="1927983650.28">
            <text:p>1.927.983.650 </text:p>
          </table:table-cell>
          <table:table-cell office:value-type="float" office:value="151919.16">
            <text:p>151.919 </text:p>
          </table:table-cell>
          <table:table-cell office:value-type="float" office:value="2810347225.31">
            <text:p>2.810.347.225 </text:p>
          </table:table-cell>
          <table:table-cell/>
        </table:table-row>
        <table:table-row table:style-name="ro1">
          <table:table-cell office:value-type="string">
            <text:p>IMPOSTO TERRITORIAL RURAL</text:p>
          </table:table-cell>
          <table:table-cell office:value-type="float" office:value="21855.65">
            <text:p>21.856 </text:p>
          </table:table-cell>
          <table:table-cell office:value-type="float" office:value="63187.52">
            <text:p>63.188 </text:p>
          </table:table-cell>
          <table:table-cell office:value-type="float" office:value="39280.48">
            <text:p>39.280 </text:p>
          </table:table-cell>
          <table:table-cell office:value-type="float" office:value="14755.85">
            <text:p>14.756 </text:p>
          </table:table-cell>
          <table:table-cell office:value-type="float" office:value="355433.31">
            <text:p>355.433 </text:p>
          </table:table-cell>
          <table:table-cell office:value-type="float" office:value="132375.11">
            <text:p>132.375 </text:p>
          </table:table-cell>
          <table:table-cell office:value-type="float" office:value="147099.9">
            <text:p>147.100 </text:p>
          </table:table-cell>
          <table:table-cell office:value-type="float" office:value="95457.99">
            <text:p>95.458 </text:p>
          </table:table-cell>
          <table:table-cell office:value-type="float" office:value="767362.32">
            <text:p>767.362 </text:p>
          </table:table-cell>
          <table:table-cell office:value-type="float" office:value="121145.31">
            <text:p>121.145 </text:p>
          </table:table-cell>
          <table:table-cell office:value-type="float" office:value="2400088.41">
            <text:p>2.400.088 </text:p>
          </table:table-cell>
          <table:table-cell office:value-type="float" office:value="923355.91">
            <text:p>923.356 </text:p>
          </table:table-cell>
          <table:table-cell office:value-type="float" office:value="740294.29">
            <text:p>740.294 </text:p>
          </table:table-cell>
          <table:table-cell office:value-type="float" office:value="376690.19">
            <text:p>376.690 </text:p>
          </table:table-cell>
          <table:table-cell office:value-type="float" office:value="87485.48">
            <text:p>87.485 </text:p>
          </table:table-cell>
          <table:table-cell office:value-type="float" office:value="124309.89">
            <text:p>124.310 </text:p>
          </table:table-cell>
          <table:table-cell office:value-type="float" office:value="183836.15">
            <text:p>183.836 </text:p>
          </table:table-cell>
          <table:table-cell office:value-type="float" office:value="869181.77">
            <text:p>869.182 </text:p>
          </table:table-cell>
          <table:table-cell office:value-type="float" office:value="337858.9">
            <text:p>337.859 </text:p>
          </table:table-cell>
          <table:table-cell office:value-type="float" office:value="87758.86">
            <text:p>87.759 </text:p>
          </table:table-cell>
          <table:table-cell office:value-type="float" office:value="100283.3">
            <text:p>100.283 </text:p>
          </table:table-cell>
          <table:table-cell office:value-type="float" office:value="49677.8">
            <text:p>49.678 </text:p>
          </table:table-cell>
          <table:table-cell office:value-type="float" office:value="2357561.78">
            <text:p>2.357.562 </text:p>
          </table:table-cell>
          <table:table-cell office:value-type="float" office:value="197532.52">
            <text:p>197.533 </text:p>
          </table:table-cell>
          <table:table-cell office:value-type="float" office:value="37902.91">
            <text:p>37.903 </text:p>
          </table:table-cell>
          <table:table-cell office:value-type="float" office:value="1622235.59">
            <text:p>1.622.236 </text:p>
          </table:table-cell>
          <table:table-cell office:value-type="float" office:value="158219.81">
            <text:p>158.220 </text:p>
          </table:table-cell>
          <table:table-cell office:value-type="float" office:value="12412227">
            <text:p>12.412.227 </text:p>
          </table:table-cell>
          <table:table-cell/>
        </table:table-row>
        <table:table-row table:style-name="ro1">
          <table:table-cell office:value-type="string">
            <text:p>CPMF</text:p>
          </table:table-cell>
          <table:table-cell office:value-type="float" office:value="263.41">
            <text:p>263 </text:p>
          </table:table-cell>
          <table:table-cell office:value-type="float" office:value="6.35">
            <text:p>6 </text:p>
          </table:table-cell>
          <table:table-cell office:value-type="float" office:value="23717.6">
            <text:p>23.718 </text:p>
          </table:table-cell>
          <table:table-cell office:value-type="float" office:value="2.23">
            <text:p>2 </text:p>
          </table:table-cell>
          <table:table-cell office:value-type="float" office:value="51440.23">
            <text:p>51.440 </text:p>
          </table:table-cell>
          <table:table-cell office:value-type="float" office:value="385.61">
            <text:p>386 </text:p>
          </table:table-cell>
          <table:table-cell office:value-type="float" office:value="10994.63">
            <text:p>10.995 </text:p>
          </table:table-cell>
          <table:table-cell office:value-type="float" office:value="82551.07">
            <text:p>82.551 </text:p>
          </table:table-cell>
          <table:table-cell office:value-type="float" office:value="209.59">
            <text:p>210 </text:p>
          </table:table-cell>
          <table:table-cell office:value-type="float" office:value="168.99">
            <text:p>169 </text:p>
          </table:table-cell>
          <table:table-cell office:value-type="float" office:value="2382919.5">
            <text:p>2.382.920 </text:p>
          </table:table-cell>
          <table:table-cell office:value-type="float" office:value="850.36">
            <text:p>850 </text:p>
          </table:table-cell>
          <table:table-cell office:value-type="float" office:value="11366.62">
            <text:p>11.367 </text:p>
          </table:table-cell>
          <table:table-cell office:value-type="float" office:value="119078.17">
            <text:p>119.078 </text:p>
          </table:table-cell>
          <table:table-cell office:value-type="float" office:value="286">
            <text:p>286 </text:p>
          </table:table-cell>
          <table:table-cell office:value-type="float" office:value="8321.82">
            <text:p>8.322 </text:p>
          </table:table-cell>
          <table:table-cell office:value-type="float" office:value="977.6">
            <text:p>978 </text:p>
          </table:table-cell>
          <table:table-cell office:value-type="float" office:value="4239">
            <text:p>4.239 </text:p>
          </table:table-cell>
          <table:table-cell office:value-type="float" office:value="65374.66">
            <text:p>65.375 </text:p>
          </table:table-cell>
          <table:table-cell office:value-type="float" office:value="32.86">
            <text:p>33 </text:p>
          </table:table-cell>
          <table:table-cell office:value-type="float" office:value="585.15">
            <text:p>585 </text:p>
          </table:table-cell>
          <table:table-cell office:value-type="float" office:value="3.55">
            <text:p>4 </text:p>
          </table:table-cell>
          <table:table-cell office:value-type="float" office:value="989.2">
            <text:p>989 </text:p>
          </table:table-cell>
          <table:table-cell office:value-type="float" office:value="5982.73">
            <text:p>5.983 </text:p>
          </table:table-cell>
          <table:table-cell office:value-type="float" office:value="11.43">
            <text:p>11 </text:p>
          </table:table-cell>
          <table:table-cell office:value-type="float" office:value="2034196.29">
            <text:p>2.034.196 </text:p>
          </table:table-cell>
          <table:table-cell office:value-type="float" office:value="26.87">
            <text:p>27 </text:p>
          </table:table-cell>
          <table:table-cell office:value-type="float" office:value="4804981.52">
            <text:p>4.804.982 </text:p>
          </table:table-cell>
          <table:table-cell/>
        </table:table-row>
        <table:table-row table:style-name="ro1">
          <table:table-cell office:value-type="string">
            <text:p>COFINS</text:p>
          </table:table-cell>
          <table:table-cell office:value-type="float" office:value="6851808.06">
            <text:p>6.851.808 </text:p>
          </table:table-cell>
          <table:table-cell office:value-type="float" office:value="26211004.46">
            <text:p>26.211.004 </text:p>
          </table:table-cell>
          <table:table-cell office:value-type="float" office:value="335769781.29">
            <text:p>335.769.781 </text:p>
          </table:table-cell>
          <table:table-cell office:value-type="float" office:value="3990262.51">
            <text:p>3.990.263 </text:p>
          </table:table-cell>
          <table:table-cell office:value-type="float" office:value="319648682.75">
            <text:p>319.648.683 </text:p>
          </table:table-cell>
          <table:table-cell office:value-type="float" office:value="166669341.77">
            <text:p>166.669.342 </text:p>
          </table:table-cell>
          <table:table-cell office:value-type="float" office:value="652930175.29">
            <text:p>652.930.175 </text:p>
          </table:table-cell>
          <table:table-cell office:value-type="float" office:value="304098728.97">
            <text:p>304.098.729 </text:p>
          </table:table-cell>
          <table:table-cell office:value-type="float" office:value="182570834.37">
            <text:p>182.570.834 </text:p>
          </table:table-cell>
          <table:table-cell office:value-type="float" office:value="105809185.2">
            <text:p>105.809.185 </text:p>
          </table:table-cell>
          <table:table-cell office:value-type="float" office:value="697101967.09">
            <text:p>697.101.967 </text:p>
          </table:table-cell>
          <table:table-cell office:value-type="float" office:value="47193729.88">
            <text:p>47.193.730 </text:p>
          </table:table-cell>
          <table:table-cell office:value-type="float" office:value="65887424.16">
            <text:p>65.887.424 </text:p>
          </table:table-cell>
          <table:table-cell office:value-type="float" office:value="71736800.67">
            <text:p>71.736.801 </text:p>
          </table:table-cell>
          <table:table-cell office:value-type="float" office:value="41314921.73">
            <text:p>41.314.922 </text:p>
          </table:table-cell>
          <table:table-cell office:value-type="float" office:value="240310775.9">
            <text:p>240.310.776 </text:p>
          </table:table-cell>
          <table:table-cell office:value-type="float" office:value="26052462.57">
            <text:p>26.052.463 </text:p>
          </table:table-cell>
          <table:table-cell office:value-type="float" office:value="747501743.58">
            <text:p>747.501.744 </text:p>
          </table:table-cell>
          <table:table-cell office:value-type="float" office:value="2398777096.23">
            <text:p>2.398.777.096 </text:p>
          </table:table-cell>
          <table:table-cell office:value-type="float" office:value="46187077.96">
            <text:p>46.187.078 </text:p>
          </table:table-cell>
          <table:table-cell office:value-type="float" office:value="19324295.17">
            <text:p>19.324.295 </text:p>
          </table:table-cell>
          <table:table-cell office:value-type="float" office:value="4525220.95">
            <text:p>4.525.221 </text:p>
          </table:table-cell>
          <table:table-cell office:value-type="float" office:value="725089303.48">
            <text:p>725.089.303 </text:p>
          </table:table-cell>
          <table:table-cell office:value-type="float" office:value="538336161.52">
            <text:p>538.336.162 </text:p>
          </table:table-cell>
          <table:table-cell office:value-type="float" office:value="38248587.75">
            <text:p>38.248.588 </text:p>
          </table:table-cell>
          <table:table-cell office:value-type="float" office:value="5365480536.23">
            <text:p>5.365.480.536 </text:p>
          </table:table-cell>
          <table:table-cell office:value-type="float" office:value="14548026.19">
            <text:p>14.548.026 </text:p>
          </table:table-cell>
          <table:table-cell office:value-type="float" office:value="13192165935.73">
            <text:p>13.192.165.936 </text:p>
          </table:table-cell>
          <table:table-cell/>
        </table:table-row>
        <table:table-row table:style-name="ro1">
          <table:table-cell office:value-type="string">
            <text:p><text:s text:c="3"/>FINANCEIRAS</text:p>
          </table:table-cell>
          <table:table-cell office:value-type="float" office:value="1155.61">
            <text:p>1.156 </text:p>
          </table:table-cell>
          <table:table-cell office:value-type="float" office:value="80013.53">
            <text:p>80.014 </text:p>
          </table:table-cell>
          <table:table-cell office:value-type="float" office:value="66555.24">
            <text:p>66.555 </text:p>
          </table:table-cell>
          <table:table-cell office:value-type="float" office:value="5657.02">
            <text:p>5.657 </text:p>
          </table:table-cell>
          <table:table-cell office:value-type="float" office:value="7001566.65">
            <text:p>7.001.567 </text:p>
          </table:table-cell>
          <table:table-cell office:value-type="float" office:value="12367467.78">
            <text:p>12.367.468 </text:p>
          </table:table-cell>
          <table:table-cell office:value-type="float" office:value="283972945.62">
            <text:p>283.972.946 </text:p>
          </table:table-cell>
          <table:table-cell office:value-type="float" office:value="3764107.11">
            <text:p>3.764.107 </text:p>
          </table:table-cell>
          <table:table-cell office:value-type="float" office:value="424822.24">
            <text:p>424.822 </text:p>
          </table:table-cell>
          <table:table-cell office:value-type="float" office:value="35689.96">
            <text:p>35.690 </text:p>
          </table:table-cell>
          <table:table-cell office:value-type="float" office:value="5797373.4">
            <text:p>5.797.373 </text:p>
          </table:table-cell>
          <table:table-cell office:value-type="float" office:value="59910.35">
            <text:p>59.910 </text:p>
          </table:table-cell>
          <table:table-cell office:value-type="float" office:value="157505.33">
            <text:p>157.505 </text:p>
          </table:table-cell>
          <table:table-cell office:value-type="float" office:value="5550852.81">
            <text:p>5.550.853 </text:p>
          </table:table-cell>
          <table:table-cell office:value-type="float" office:value="32656.14">
            <text:p>32.656 </text:p>
          </table:table-cell>
          <table:table-cell office:value-type="float" office:value="9772496.38">
            <text:p>9.772.496 </text:p>
          </table:table-cell>
          <table:table-cell office:value-type="float" office:value="33882.6">
            <text:p>33.883 </text:p>
          </table:table-cell>
          <table:table-cell office:value-type="float" office:value="40651694.35">
            <text:p>40.651.694 </text:p>
          </table:table-cell>
          <table:table-cell office:value-type="float" office:value="69996816.77">
            <text:p>69.996.817 </text:p>
          </table:table-cell>
          <table:table-cell office:value-type="float" office:value="102155.22">
            <text:p>102.155 </text:p>
          </table:table-cell>
          <table:table-cell office:value-type="float" office:value="13481.56">
            <text:p>13.482 </text:p>
          </table:table-cell>
          <table:table-cell office:value-type="float" office:value="-83.34">
            <text:p><text:s/>(83)</text:p>
          </table:table-cell>
          <table:table-cell office:value-type="float" office:value="21730041.5">
            <text:p>21.730.042 </text:p>
          </table:table-cell>
          <table:table-cell office:value-type="float" office:value="1199248.69">
            <text:p>1.199.249 </text:p>
          </table:table-cell>
          <table:table-cell office:value-type="float" office:value="1292256.06">
            <text:p>1.292.256 </text:p>
          </table:table-cell>
          <table:table-cell office:value-type="float" office:value="401012986.05">
            <text:p>401.012.986 </text:p>
          </table:table-cell>
          <table:table-cell office:value-type="float" office:value="12789.73">
            <text:p>12.790 </text:p>
          </table:table-cell>
          <table:table-cell office:value-type="float" office:value="865136044.36">
            <text:p>865.136.044 </text:p>
          </table:table-cell>
          <table:table-cell/>
        </table:table-row>
        <table:table-row table:style-name="ro1">
          <table:table-cell office:value-type="string">
            <text:p><text:s text:c="3"/>DEMAIS </text:p>
          </table:table-cell>
          <table:table-cell office:value-type="float" office:value="6850652.45">
            <text:p>6.850.652 </text:p>
          </table:table-cell>
          <table:table-cell office:value-type="float" office:value="26130990.93">
            <text:p>26.130.991 </text:p>
          </table:table-cell>
          <table:table-cell office:value-type="float" office:value="335703226.05">
            <text:p>335.703.226 </text:p>
          </table:table-cell>
          <table:table-cell office:value-type="float" office:value="3984605.49">
            <text:p>3.984.605 </text:p>
          </table:table-cell>
          <table:table-cell office:value-type="float" office:value="312647116.1">
            <text:p>312.647.116 </text:p>
          </table:table-cell>
          <table:table-cell office:value-type="float" office:value="154301873.99">
            <text:p>154.301.874 </text:p>
          </table:table-cell>
          <table:table-cell office:value-type="float" office:value="368957229.67">
            <text:p>368.957.230 </text:p>
          </table:table-cell>
          <table:table-cell office:value-type="float" office:value="300334621.86">
            <text:p>300.334.622 </text:p>
          </table:table-cell>
          <table:table-cell office:value-type="float" office:value="182146012.13">
            <text:p>182.146.012 </text:p>
          </table:table-cell>
          <table:table-cell office:value-type="float" office:value="105773495.24">
            <text:p>105.773.495 </text:p>
          </table:table-cell>
          <table:table-cell office:value-type="float" office:value="691304593.69">
            <text:p>691.304.594 </text:p>
          </table:table-cell>
          <table:table-cell office:value-type="float" office:value="47133819.53">
            <text:p>47.133.820 </text:p>
          </table:table-cell>
          <table:table-cell office:value-type="float" office:value="65729918.83">
            <text:p>65.729.919 </text:p>
          </table:table-cell>
          <table:table-cell office:value-type="float" office:value="66185947.86">
            <text:p>66.185.948 </text:p>
          </table:table-cell>
          <table:table-cell office:value-type="float" office:value="41282265.59">
            <text:p>41.282.266 </text:p>
          </table:table-cell>
          <table:table-cell office:value-type="float" office:value="230538279.52">
            <text:p>230.538.280 </text:p>
          </table:table-cell>
          <table:table-cell office:value-type="float" office:value="26018579.97">
            <text:p>26.018.580 </text:p>
          </table:table-cell>
          <table:table-cell office:value-type="float" office:value="706850049.23">
            <text:p>706.850.049 </text:p>
          </table:table-cell>
          <table:table-cell office:value-type="float" office:value="2328780279.46">
            <text:p>2.328.780.279 </text:p>
          </table:table-cell>
          <table:table-cell office:value-type="float" office:value="46084922.74">
            <text:p>46.084.923 </text:p>
          </table:table-cell>
          <table:table-cell office:value-type="float" office:value="19310813.61">
            <text:p>19.310.814 </text:p>
          </table:table-cell>
          <table:table-cell office:value-type="float" office:value="4525304.29">
            <text:p>4.525.304 </text:p>
          </table:table-cell>
          <table:table-cell office:value-type="float" office:value="703359261.98">
            <text:p>703.359.262 </text:p>
          </table:table-cell>
          <table:table-cell office:value-type="float" office:value="537136912.83">
            <text:p>537.136.913 </text:p>
          </table:table-cell>
          <table:table-cell office:value-type="float" office:value="36956331.69">
            <text:p>36.956.332 </text:p>
          </table:table-cell>
          <table:table-cell office:value-type="float" office:value="4964467550.18">
            <text:p>4.964.467.550 </text:p>
          </table:table-cell>
          <table:table-cell office:value-type="float" office:value="14535236.46">
            <text:p>14.535.236 </text:p>
          </table:table-cell>
          <table:table-cell office:value-type="float" office:value="12327029891.37">
            <text:p>12.327.029.891 </text:p>
          </table:table-cell>
          <table:table-cell/>
        </table:table-row>
        <table:table-row table:style-name="ro1">
          <table:table-cell office:value-type="string">
            <text:p>CONTRIBUIÇÃO PARA O PIS/PASEP</text:p>
          </table:table-cell>
          <table:table-cell office:value-type="float" office:value="2432224.09">
            <text:p>2.432.224 </text:p>
          </table:table-cell>
          <table:table-cell office:value-type="float" office:value="9561256.26">
            <text:p>9.561.256 </text:p>
          </table:table-cell>
          <table:table-cell office:value-type="float" office:value="81236165.28">
            <text:p>81.236.165 </text:p>
          </table:table-cell>
          <table:table-cell office:value-type="float" office:value="2187497.21">
            <text:p>2.187.497 </text:p>
          </table:table-cell>
          <table:table-cell office:value-type="float" office:value="88872433.68">
            <text:p>88.872.434 </text:p>
          </table:table-cell>
          <table:table-cell office:value-type="float" office:value="50696679.64">
            <text:p>50.696.680 </text:p>
          </table:table-cell>
          <table:table-cell office:value-type="float" office:value="287780407.28">
            <text:p>287.780.407 </text:p>
          </table:table-cell>
          <table:table-cell office:value-type="float" office:value="70394992.85">
            <text:p>70.394.993 </text:p>
          </table:table-cell>
          <table:table-cell office:value-type="float" office:value="53264292.68">
            <text:p>53.264.293 </text:p>
          </table:table-cell>
          <table:table-cell office:value-type="float" office:value="31814719.48">
            <text:p>31.814.719 </text:p>
          </table:table-cell>
          <table:table-cell office:value-type="float" office:value="195265873">
            <text:p>195.265.873 </text:p>
          </table:table-cell>
          <table:table-cell office:value-type="float" office:value="16514214.57">
            <text:p>16.514.215 </text:p>
          </table:table-cell>
          <table:table-cell office:value-type="float" office:value="23497881.71">
            <text:p>23.497.882 </text:p>
          </table:table-cell>
          <table:table-cell office:value-type="float" office:value="23872981.81">
            <text:p>23.872.982 </text:p>
          </table:table-cell>
          <table:table-cell office:value-type="float" office:value="13732240.94">
            <text:p>13.732.241 </text:p>
          </table:table-cell>
          <table:table-cell office:value-type="float" office:value="71086278.01">
            <text:p>71.086.278 </text:p>
          </table:table-cell>
          <table:table-cell office:value-type="float" office:value="9632621.32">
            <text:p>9.632.621 </text:p>
          </table:table-cell>
          <table:table-cell office:value-type="float" office:value="190636537.24">
            <text:p>190.636.537 </text:p>
          </table:table-cell>
          <table:table-cell office:value-type="float" office:value="570456003.09">
            <text:p>570.456.003 </text:p>
          </table:table-cell>
          <table:table-cell office:value-type="float" office:value="15521773.52">
            <text:p>15.521.774 </text:p>
          </table:table-cell>
          <table:table-cell office:value-type="float" office:value="8750697.14">
            <text:p>8.750.697 </text:p>
          </table:table-cell>
          <table:table-cell office:value-type="float" office:value="2810227.54">
            <text:p>2.810.228 </text:p>
          </table:table-cell>
          <table:table-cell office:value-type="float" office:value="186424713.8">
            <text:p>186.424.714 </text:p>
          </table:table-cell>
          <table:table-cell office:value-type="float" office:value="137736288.17">
            <text:p>137.736.288 </text:p>
          </table:table-cell>
          <table:table-cell office:value-type="float" office:value="12171086.76">
            <text:p>12.171.087 </text:p>
          </table:table-cell>
          <table:table-cell office:value-type="float" office:value="1320927638.86">
            <text:p>1.320.927.639 </text:p>
          </table:table-cell>
          <table:table-cell office:value-type="float" office:value="5142557.81">
            <text:p>5.142.558 </text:p>
          </table:table-cell>
          <table:table-cell office:value-type="float" office:value="3482420283.74">
            <text:p>3.482.420.284 </text:p>
          </table:table-cell>
          <table:table-cell/>
        </table:table-row>
        <table:table-row table:style-name="ro1">
          <table:table-cell office:value-type="string">
            <text:p><text:s text:c="3"/>FINANCEIRAS</text:p>
          </table:table-cell>
          <table:table-cell office:value-type="float" office:value="168.91">
            <text:p>169 </text:p>
          </table:table-cell>
          <table:table-cell office:value-type="float" office:value="13013.73">
            <text:p>13.014 </text:p>
          </table:table-cell>
          <table:table-cell office:value-type="float" office:value="10668.39">
            <text:p>10.668 </text:p>
          </table:table-cell>
          <table:table-cell office:value-type="float" office:value="1101.05">
            <text:p>1.101 </text:p>
          </table:table-cell>
          <table:table-cell office:value-type="float" office:value="1134716.63">
            <text:p>1.134.717 </text:p>
          </table:table-cell>
          <table:table-cell office:value-type="float" office:value="2008005.09">
            <text:p>2.008.005 </text:p>
          </table:table-cell>
          <table:table-cell office:value-type="float" office:value="46104875.41">
            <text:p>46.104.875 </text:p>
          </table:table-cell>
          <table:table-cell office:value-type="float" office:value="246342.34">
            <text:p>246.342 </text:p>
          </table:table-cell>
          <table:table-cell office:value-type="float" office:value="68173.2">
            <text:p>68.173 </text:p>
          </table:table-cell>
          <table:table-cell office:value-type="float" office:value="5785.82">
            <text:p>5.786 </text:p>
          </table:table-cell>
          <table:table-cell office:value-type="float" office:value="1111174.67">
            <text:p>1.111.175 </text:p>
          </table:table-cell>
          <table:table-cell office:value-type="float" office:value="8323.9">
            <text:p>8.324 </text:p>
          </table:table-cell>
          <table:table-cell office:value-type="float" office:value="25120.89">
            <text:p>25.121 </text:p>
          </table:table-cell>
          <table:table-cell office:value-type="float" office:value="904759.63">
            <text:p>904.760 </text:p>
          </table:table-cell>
          <table:table-cell office:value-type="float" office:value="5682.6">
            <text:p>5.683 </text:p>
          </table:table-cell>
          <table:table-cell office:value-type="float" office:value="1591843.28">
            <text:p>1.591.843 </text:p>
          </table:table-cell>
          <table:table-cell office:value-type="float" office:value="6367.99">
            <text:p>6.368 </text:p>
          </table:table-cell>
          <table:table-cell office:value-type="float" office:value="6609650.83">
            <text:p>6.609.651 </text:p>
          </table:table-cell>
          <table:table-cell office:value-type="float" office:value="12424377.97">
            <text:p>12.424.378 </text:p>
          </table:table-cell>
          <table:table-cell office:value-type="float" office:value="17038.04">
            <text:p>17.038 </text:p>
          </table:table-cell>
          <table:table-cell office:value-type="float" office:value="2231.35">
            <text:p>2.231 </text:p>
          </table:table-cell>
          <table:table-cell office:value-type="float" office:value="-28.6">
            <text:p><text:s/>(29)</text:p>
          </table:table-cell>
          <table:table-cell office:value-type="float" office:value="3650598.46">
            <text:p>3.650.598 </text:p>
          </table:table-cell>
          <table:table-cell office:value-type="float" office:value="201546.87">
            <text:p>201.547 </text:p>
          </table:table-cell>
          <table:table-cell office:value-type="float" office:value="55570.55">
            <text:p>55.571 </text:p>
          </table:table-cell>
          <table:table-cell office:value-type="float" office:value="75938433.41">
            <text:p>75.938.433 </text:p>
          </table:table-cell>
          <table:table-cell office:value-type="float" office:value="2048.51">
            <text:p>2.049 </text:p>
          </table:table-cell>
          <table:table-cell office:value-type="float" office:value="152147590.92">
            <text:p>152.147.591 </text:p>
          </table:table-cell>
          <table:table-cell/>
        </table:table-row>
        <table:table-row table:style-name="ro1">
          <table:table-cell office:value-type="string">
            <text:p><text:s text:c="3"/>DEMAIS </text:p>
          </table:table-cell>
          <table:table-cell office:value-type="float" office:value="2432055.18">
            <text:p>2.432.055 </text:p>
          </table:table-cell>
          <table:table-cell office:value-type="float" office:value="9548242.53">
            <text:p>9.548.243 </text:p>
          </table:table-cell>
          <table:table-cell office:value-type="float" office:value="81225496.89">
            <text:p>81.225.497 </text:p>
          </table:table-cell>
          <table:table-cell office:value-type="float" office:value="2186396.16">
            <text:p>2.186.396 </text:p>
          </table:table-cell>
          <table:table-cell office:value-type="float" office:value="87737717.05">
            <text:p>87.737.717 </text:p>
          </table:table-cell>
          <table:table-cell office:value-type="float" office:value="48688674.55">
            <text:p>48.688.675 </text:p>
          </table:table-cell>
          <table:table-cell office:value-type="float" office:value="241675531.87">
            <text:p>241.675.532 </text:p>
          </table:table-cell>
          <table:table-cell office:value-type="float" office:value="70148650.51">
            <text:p>70.148.651 </text:p>
          </table:table-cell>
          <table:table-cell office:value-type="float" office:value="53196119.48">
            <text:p>53.196.119 </text:p>
          </table:table-cell>
          <table:table-cell office:value-type="float" office:value="31808933.66">
            <text:p>31.808.934 </text:p>
          </table:table-cell>
          <table:table-cell office:value-type="float" office:value="194154698.33">
            <text:p>194.154.698 </text:p>
          </table:table-cell>
          <table:table-cell office:value-type="float" office:value="16505890.67">
            <text:p>16.505.891 </text:p>
          </table:table-cell>
          <table:table-cell office:value-type="float" office:value="23472760.82">
            <text:p>23.472.761 </text:p>
          </table:table-cell>
          <table:table-cell office:value-type="float" office:value="22968222.18">
            <text:p>22.968.222 </text:p>
          </table:table-cell>
          <table:table-cell office:value-type="float" office:value="13726558.34">
            <text:p>13.726.558 </text:p>
          </table:table-cell>
          <table:table-cell office:value-type="float" office:value="69494434.73">
            <text:p>69.494.435 </text:p>
          </table:table-cell>
          <table:table-cell office:value-type="float" office:value="9626253.33">
            <text:p>9.626.253 </text:p>
          </table:table-cell>
          <table:table-cell office:value-type="float" office:value="184026886.41">
            <text:p>184.026.886 </text:p>
          </table:table-cell>
          <table:table-cell office:value-type="float" office:value="558031625.12">
            <text:p>558.031.625 </text:p>
          </table:table-cell>
          <table:table-cell office:value-type="float" office:value="15504735.48">
            <text:p>15.504.735 </text:p>
          </table:table-cell>
          <table:table-cell office:value-type="float" office:value="8748465.79">
            <text:p>8.748.466 </text:p>
          </table:table-cell>
          <table:table-cell office:value-type="float" office:value="2810256.14">
            <text:p>2.810.256 </text:p>
          </table:table-cell>
          <table:table-cell office:value-type="float" office:value="182774115.34">
            <text:p>182.774.115 </text:p>
          </table:table-cell>
          <table:table-cell office:value-type="float" office:value="137534741.3">
            <text:p>137.534.741 </text:p>
          </table:table-cell>
          <table:table-cell office:value-type="float" office:value="12115516.21">
            <text:p>12.115.516 </text:p>
          </table:table-cell>
          <table:table-cell office:value-type="float" office:value="1244989205.45">
            <text:p>1.244.989.205 </text:p>
          </table:table-cell>
          <table:table-cell office:value-type="float" office:value="5140509.3">
            <text:p>5.140.509 </text:p>
          </table:table-cell>
          <table:table-cell office:value-type="float" office:value="3330272692.82">
            <text:p>3.330.272.693 </text:p>
          </table:table-cell>
          <table:table-cell/>
        </table:table-row>
        <table:table-row table:style-name="ro1">
          <table:table-cell office:value-type="string">
            <text:p>CSLL</text:p>
          </table:table-cell>
          <table:table-cell office:value-type="float" office:value="2175357.59">
            <text:p>2.175.358 </text:p>
          </table:table-cell>
          <table:table-cell office:value-type="float" office:value="8718913.8">
            <text:p>8.718.914 </text:p>
          </table:table-cell>
          <table:table-cell office:value-type="float" office:value="78276826.81">
            <text:p>78.276.827 </text:p>
          </table:table-cell>
          <table:table-cell office:value-type="float" office:value="1392947.61">
            <text:p>1.392.948 </text:p>
          </table:table-cell>
          <table:table-cell office:value-type="float" office:value="63595619.36">
            <text:p>63.595.619 </text:p>
          </table:table-cell>
          <table:table-cell office:value-type="float" office:value="40796907.5">
            <text:p>40.796.908 </text:p>
          </table:table-cell>
          <table:table-cell office:value-type="float" office:value="234214111.26">
            <text:p>234.214.111 </text:p>
          </table:table-cell>
          <table:table-cell office:value-type="float" office:value="56865891.63">
            <text:p>56.865.892 </text:p>
          </table:table-cell>
          <table:table-cell office:value-type="float" office:value="32712250.7">
            <text:p>32.712.251 </text:p>
          </table:table-cell>
          <table:table-cell office:value-type="float" office:value="10126517.97">
            <text:p>10.126.518 </text:p>
          </table:table-cell>
          <table:table-cell office:value-type="float" office:value="170708845.29">
            <text:p>170.708.845 </text:p>
          </table:table-cell>
          <table:table-cell office:value-type="float" office:value="13777508.63">
            <text:p>13.777.509 </text:p>
          </table:table-cell>
          <table:table-cell office:value-type="float" office:value="19166069.82">
            <text:p>19.166.070 </text:p>
          </table:table-cell>
          <table:table-cell office:value-type="float" office:value="20498312.87">
            <text:p>20.498.313 </text:p>
          </table:table-cell>
          <table:table-cell office:value-type="float" office:value="8664418.84">
            <text:p>8.664.419 </text:p>
          </table:table-cell>
          <table:table-cell office:value-type="float" office:value="45997209.33">
            <text:p>45.997.209 </text:p>
          </table:table-cell>
          <table:table-cell office:value-type="float" office:value="7289443.37">
            <text:p>7.289.443 </text:p>
          </table:table-cell>
          <table:table-cell office:value-type="float" office:value="200127568.3">
            <text:p>200.127.568 </text:p>
          </table:table-cell>
          <table:table-cell office:value-type="float" office:value="448683025.94">
            <text:p>448.683.026 </text:p>
          </table:table-cell>
          <table:table-cell office:value-type="float" office:value="13566335.51">
            <text:p>13.566.336 </text:p>
          </table:table-cell>
          <table:table-cell office:value-type="float" office:value="6194904.66">
            <text:p>6.194.905 </text:p>
          </table:table-cell>
          <table:table-cell office:value-type="float" office:value="1344062.67">
            <text:p>1.344.063 </text:p>
          </table:table-cell>
          <table:table-cell office:value-type="float" office:value="127323260.3">
            <text:p>127.323.260 </text:p>
          </table:table-cell>
          <table:table-cell office:value-type="float" office:value="86233087.75">
            <text:p>86.233.088 </text:p>
          </table:table-cell>
          <table:table-cell office:value-type="float" office:value="8741387.57">
            <text:p>8.741.388 </text:p>
          </table:table-cell>
          <table:table-cell office:value-type="float" office:value="1659065038.79">
            <text:p>1.659.065.039 </text:p>
          </table:table-cell>
          <table:table-cell office:value-type="float" office:value="4106520.04">
            <text:p>4.106.520 </text:p>
          </table:table-cell>
          <table:table-cell office:value-type="float" office:value="3370362343.91">
            <text:p>3.370.362.344 </text:p>
          </table:table-cell>
          <table:table-cell/>
        </table:table-row>
        <table:table-row table:style-name="ro1">
          <table:table-cell office:value-type="string">
            <text:p><text:s text:c="2"/>FINANCEIRAS</text:p>
          </table:table-cell>
          <table:table-cell office:value-type="float" office:value="-996.43">
            <text:p><text:s/>(996)</text:p>
          </table:table-cell>
          <table:table-cell office:value-type="float" office:value="4280.63">
            <text:p>4.281 </text:p>
          </table:table-cell>
          <table:table-cell office:value-type="float" office:value="46214.08">
            <text:p>46.214 </text:p>
          </table:table-cell>
          <table:table-cell office:value-type="float" office:value="0">
            <text:p><text:s/>- </text:p>
          </table:table-cell>
          <table:table-cell office:value-type="float" office:value="5405184.73">
            <text:p>5.405.185 </text:p>
          </table:table-cell>
          <table:table-cell office:value-type="float" office:value="5849252.7">
            <text:p>5.849.253 </text:p>
          </table:table-cell>
          <table:table-cell office:value-type="float" office:value="131530696.26">
            <text:p>131.530.696 </text:p>
          </table:table-cell>
          <table:table-cell office:value-type="float" office:value="657103.28">
            <text:p>657.103 </text:p>
          </table:table-cell>
          <table:table-cell office:value-type="float" office:value="39239.09">
            <text:p>39.239 </text:p>
          </table:table-cell>
          <table:table-cell office:value-type="float" office:value="791.83">
            <text:p>792 </text:p>
          </table:table-cell>
          <table:table-cell office:value-type="float" office:value="7225699.5">
            <text:p>7.225.700 </text:p>
          </table:table-cell>
          <table:table-cell office:value-type="float" office:value="1522.88">
            <text:p>1.523 </text:p>
          </table:table-cell>
          <table:table-cell office:value-type="float" office:value="-7991.97">
            <text:p><text:s/>(7.992)</text:p>
          </table:table-cell>
          <table:table-cell office:value-type="float" office:value="3423852.12">
            <text:p>3.423.852 </text:p>
          </table:table-cell>
          <table:table-cell office:value-type="float" office:value="1963.97">
            <text:p>1.964 </text:p>
          </table:table-cell>
          <table:table-cell office:value-type="float" office:value="512404.12">
            <text:p>512.404 </text:p>
          </table:table-cell>
          <table:table-cell office:value-type="float" office:value="0">
            <text:p><text:s/>- </text:p>
          </table:table-cell>
          <table:table-cell office:value-type="float" office:value="31971113.47">
            <text:p>31.971.113 </text:p>
          </table:table-cell>
          <table:table-cell office:value-type="float" office:value="43510160.98">
            <text:p>43.510.161 </text:p>
          </table:table-cell>
          <table:table-cell office:value-type="float" office:value="101295.54">
            <text:p>101.296 </text:p>
          </table:table-cell>
          <table:table-cell office:value-type="float" office:value="1810.58">
            <text:p>1.811 </text:p>
          </table:table-cell>
          <table:table-cell office:value-type="float" office:value="0">
            <text:p><text:s/>- </text:p>
          </table:table-cell>
          <table:table-cell office:value-type="float" office:value="10779932.73">
            <text:p>10.779.933 </text:p>
          </table:table-cell>
          <table:table-cell office:value-type="float" office:value="267004.01">
            <text:p>267.004 </text:p>
          </table:table-cell>
          <table:table-cell office:value-type="float" office:value="2062123.37">
            <text:p>2.062.123 </text:p>
          </table:table-cell>
          <table:table-cell office:value-type="float" office:value="361030705.74">
            <text:p>361.030.706 </text:p>
          </table:table-cell>
          <table:table-cell office:value-type="float" office:value="8385.4">
            <text:p>8.385 </text:p>
          </table:table-cell>
          <table:table-cell office:value-type="float" office:value="604421748.61">
            <text:p>604.421.749 </text:p>
          </table:table-cell>
          <table:table-cell/>
        </table:table-row>
        <table:table-row table:style-name="ro1">
          <table:table-cell office:value-type="string">
            <text:p><text:s text:c="2"/>DEMAIS</text:p>
          </table:table-cell>
          <table:table-cell office:value-type="float" office:value="2176354.02">
            <text:p>2.176.354 </text:p>
          </table:table-cell>
          <table:table-cell office:value-type="float" office:value="8714633.17">
            <text:p>8.714.633 </text:p>
          </table:table-cell>
          <table:table-cell office:value-type="float" office:value="78230612.73">
            <text:p>78.230.613 </text:p>
          </table:table-cell>
          <table:table-cell office:value-type="float" office:value="1392947.61">
            <text:p>1.392.948 </text:p>
          </table:table-cell>
          <table:table-cell office:value-type="float" office:value="58190434.63">
            <text:p>58.190.435 </text:p>
          </table:table-cell>
          <table:table-cell office:value-type="float" office:value="34947654.8">
            <text:p>34.947.655 </text:p>
          </table:table-cell>
          <table:table-cell office:value-type="float" office:value="102683415">
            <text:p>102.683.415 </text:p>
          </table:table-cell>
          <table:table-cell office:value-type="float" office:value="56208788.35">
            <text:p>56.208.788 </text:p>
          </table:table-cell>
          <table:table-cell office:value-type="float" office:value="32673011.61">
            <text:p>32.673.012 </text:p>
          </table:table-cell>
          <table:table-cell office:value-type="float" office:value="10125726.14">
            <text:p>10.125.726 </text:p>
          </table:table-cell>
          <table:table-cell office:value-type="float" office:value="163483145.79">
            <text:p>163.483.146 </text:p>
          </table:table-cell>
          <table:table-cell office:value-type="float" office:value="13775985.75">
            <text:p>13.775.986 </text:p>
          </table:table-cell>
          <table:table-cell office:value-type="float" office:value="19174061.79">
            <text:p>19.174.062 </text:p>
          </table:table-cell>
          <table:table-cell office:value-type="float" office:value="17074460.75">
            <text:p>17.074.461 </text:p>
          </table:table-cell>
          <table:table-cell office:value-type="float" office:value="8662454.87">
            <text:p>8.662.455 </text:p>
          </table:table-cell>
          <table:table-cell office:value-type="float" office:value="45484805.21">
            <text:p>45.484.805 </text:p>
          </table:table-cell>
          <table:table-cell office:value-type="float" office:value="7289443.37">
            <text:p>7.289.443 </text:p>
          </table:table-cell>
          <table:table-cell office:value-type="float" office:value="168156454.83">
            <text:p>168.156.455 </text:p>
          </table:table-cell>
          <table:table-cell office:value-type="float" office:value="405172864.96">
            <text:p>405.172.865 </text:p>
          </table:table-cell>
          <table:table-cell office:value-type="float" office:value="13465039.97">
            <text:p>13.465.040 </text:p>
          </table:table-cell>
          <table:table-cell office:value-type="float" office:value="6193094.08">
            <text:p>6.193.094 </text:p>
          </table:table-cell>
          <table:table-cell office:value-type="float" office:value="1344062.67">
            <text:p>1.344.063 </text:p>
          </table:table-cell>
          <table:table-cell office:value-type="float" office:value="116543327.57">
            <text:p>116.543.328 </text:p>
          </table:table-cell>
          <table:table-cell office:value-type="float" office:value="85966083.74">
            <text:p>85.966.084 </text:p>
          </table:table-cell>
          <table:table-cell office:value-type="float" office:value="6679264.2">
            <text:p>6.679.264 </text:p>
          </table:table-cell>
          <table:table-cell office:value-type="float" office:value="1298034333.05">
            <text:p>1.298.034.333 </text:p>
          </table:table-cell>
          <table:table-cell office:value-type="float" office:value="4098134.64">
            <text:p>4.098.135 </text:p>
          </table:table-cell>
          <table:table-cell office:value-type="float" office:value="2765940595.3">
            <text:p>2.765.940.595 </text:p>
          </table:table-cell>
          <table:table-cell/>
        </table:table-row>
        <table:table-row table:style-name="ro1">
          <table:table-cell office:value-type="string">
            <text:p>CIDE-COMBUSTÍVEIS </text:p>
          </table:table-cell>
          <table:table-cell table:number-columns-repeated="2" office:value-type="float" office:value="0">
            <text:p><text:s/>- </text:p>
          </table:table-cell>
          <table:table-cell office:value-type="float" office:value="9053463.11">
            <text:p>9.053.463 </text:p>
          </table:table-cell>
          <table:table-cell office:value-type="float" office:value="2634.93">
            <text:p>2.635 </text:p>
          </table:table-cell>
          <table:table-cell office:value-type="float" office:value="13947535.8">
            <text:p>13.947.536 </text:p>
          </table:table-cell>
          <table:table-cell table:number-columns-repeated="4" office:value-type="float" office:value="0">
            <text:p><text:s/>- </text:p>
          </table:table-cell>
          <table:table-cell office:value-type="float" office:value="33908569.77">
            <text:p>33.908.570 </text:p>
          </table:table-cell>
          <table:table-cell office:value-type="float" office:value="1271.67">
            <text:p>1.272 </text:p>
          </table:table-cell>
          <table:table-cell office:value-type="float" office:value="184.84">
            <text:p>185 </text:p>
          </table:table-cell>
          <table:table-cell table:number-columns-repeated="5" office:value-type="float" office:value="0">
            <text:p><text:s/>- </text:p>
          </table:table-cell>
          <table:table-cell office:value-type="float" office:value="1923860.64">
            <text:p>1.923.861 </text:p>
          </table:table-cell>
          <table:table-cell office:value-type="float" office:value="604241157.77">
            <text:p>604.241.158 </text:p>
          </table:table-cell>
          <table:table-cell office:value-type="float" office:value="-999.88">
            <text:p><text:s/>(1.000)</text:p>
          </table:table-cell>
          <table:table-cell table:number-columns-repeated="2" office:value-type="float" office:value="0">
            <text:p><text:s/>- </text:p>
          </table:table-cell>
          <table:table-cell office:value-type="float" office:value="53972249.01">
            <text:p>53.972.249 </text:p>
          </table:table-cell>
          <table:table-cell office:value-type="float" office:value="0">
            <text:p><text:s/>- </text:p>
          </table:table-cell>
          <table:table-cell office:value-type="float" office:value="3550.4">
            <text:p>3.550 </text:p>
          </table:table-cell>
          <table:table-cell office:value-type="float" office:value="29617536.43">
            <text:p>29.617.536 </text:p>
          </table:table-cell>
          <table:table-cell office:value-type="float" office:value="0">
            <text:p><text:s/>- </text:p>
          </table:table-cell>
          <table:table-cell office:value-type="float" office:value="746671014.49">
            <text:p>746.671.014 </text:p>
          </table:table-cell>
          <table:table-cell/>
        </table:table-row>
        <table:table-row table:style-name="ro1">
          <table:table-cell office:value-type="string">
            <text:p>CONTRIBUICÕES PARA FUNDAF</text:p>
          </table:table-cell>
          <table:table-cell office:value-type="float" office:value="1331.61">
            <text:p>1.332 </text:p>
          </table:table-cell>
          <table:table-cell office:value-type="float" office:value="1652.72">
            <text:p>1.653 </text:p>
          </table:table-cell>
          <table:table-cell office:value-type="float" office:value="172465.26">
            <text:p>172.465 </text:p>
          </table:table-cell>
          <table:table-cell office:value-type="float" office:value="7534.35">
            <text:p>7.534 </text:p>
          </table:table-cell>
          <table:table-cell office:value-type="float" office:value="842184.4">
            <text:p>842.184 </text:p>
          </table:table-cell>
          <table:table-cell office:value-type="float" office:value="103726.13">
            <text:p>103.726 </text:p>
          </table:table-cell>
          <table:table-cell office:value-type="float" office:value="121989.28">
            <text:p>121.989 </text:p>
          </table:table-cell>
          <table:table-cell office:value-type="float" office:value="911730.01">
            <text:p>911.730 </text:p>
          </table:table-cell>
          <table:table-cell office:value-type="float" office:value="241228.56">
            <text:p>241.229 </text:p>
          </table:table-cell>
          <table:table-cell office:value-type="float" office:value="147285.41">
            <text:p>147.285 </text:p>
          </table:table-cell>
          <table:table-cell office:value-type="float" office:value="7240096.01">
            <text:p>7.240.096 </text:p>
          </table:table-cell>
          <table:table-cell office:value-type="float" office:value="97525.92">
            <text:p>97.526 </text:p>
          </table:table-cell>
          <table:table-cell office:value-type="float" office:value="38873.83">
            <text:p>38.874 </text:p>
          </table:table-cell>
          <table:table-cell office:value-type="float" office:value="164890.84">
            <text:p>164.891 </text:p>
          </table:table-cell>
          <table:table-cell office:value-type="float" office:value="399664.63">
            <text:p>399.665 </text:p>
          </table:table-cell>
          <table:table-cell office:value-type="float" office:value="631132.81">
            <text:p>631.133 </text:p>
          </table:table-cell>
          <table:table-cell office:value-type="float" office:value="13763.61">
            <text:p>13.764 </text:p>
          </table:table-cell>
          <table:table-cell office:value-type="float" office:value="4992374.43">
            <text:p>4.992.374 </text:p>
          </table:table-cell>
          <table:table-cell office:value-type="float" office:value="9258406.16">
            <text:p>9.258.406 </text:p>
          </table:table-cell>
          <table:table-cell office:value-type="float" office:value="32142.15">
            <text:p>32.142 </text:p>
          </table:table-cell>
          <table:table-cell office:value-type="float" office:value="1567.99">
            <text:p>1.568 </text:p>
          </table:table-cell>
          <table:table-cell office:value-type="float" office:value="1040.5">
            <text:p>1.041 </text:p>
          </table:table-cell>
          <table:table-cell office:value-type="float" office:value="9006549.42">
            <text:p>9.006.549 </text:p>
          </table:table-cell>
          <table:table-cell office:value-type="float" office:value="14772813.45">
            <text:p>14.772.813 </text:p>
          </table:table-cell>
          <table:table-cell office:value-type="float" office:value="1748.75">
            <text:p>1.749 </text:p>
          </table:table-cell>
          <table:table-cell office:value-type="float" office:value="23027302.78">
            <text:p>23.027.303 </text:p>
          </table:table-cell>
          <table:table-cell office:value-type="float" office:value="1881.48">
            <text:p>1.881 </text:p>
          </table:table-cell>
          <table:table-cell office:value-type="float" office:value="72232902.49">
            <text:p>72.232.902 </text:p>
          </table:table-cell>
          <table:table-cell/>
        </table:table-row>
        <table:table-row table:style-name="ro1">
          <table:table-cell office:value-type="string">
            <text:p>CPSSS - Contrib. p/ o Plano de Segurid. Social Serv. Público</text:p>
          </table:table-cell>
          <table:table-cell office:value-type="float" office:value="3523279.27">
            <text:p>3.523.279 </text:p>
          </table:table-cell>
          <table:table-cell office:value-type="float" office:value="11248409.86">
            <text:p>11.248.410 </text:p>
          </table:table-cell>
          <table:table-cell office:value-type="float" office:value="12483184.1">
            <text:p>12.483.184 </text:p>
          </table:table-cell>
          <table:table-cell office:value-type="float" office:value="13918067.09">
            <text:p>13.918.067 </text:p>
          </table:table-cell>
          <table:table-cell office:value-type="float" office:value="28472608.25">
            <text:p>28.472.608 </text:p>
          </table:table-cell>
          <table:table-cell office:value-type="float" office:value="25826372.89">
            <text:p>25.826.373 </text:p>
          </table:table-cell>
          <table:table-cell office:value-type="float" office:value="1005824926.58">
            <text:p>1.005.824.927 </text:p>
          </table:table-cell>
          <table:table-cell office:value-type="float" office:value="15381335.54">
            <text:p>15.381.336 </text:p>
          </table:table-cell>
          <table:table-cell office:value-type="float" office:value="18653228.91">
            <text:p>18.653.229 </text:p>
          </table:table-cell>
          <table:table-cell office:value-type="float" office:value="13421174.96">
            <text:p>13.421.175 </text:p>
          </table:table-cell>
          <table:table-cell office:value-type="float" office:value="81274255.95">
            <text:p>81.274.256 </text:p>
          </table:table-cell>
          <table:table-cell office:value-type="float" office:value="11736965.47">
            <text:p>11.736.965 </text:p>
          </table:table-cell>
          <table:table-cell office:value-type="float" office:value="15215403.18">
            <text:p>15.215.403 </text:p>
          </table:table-cell>
          <table:table-cell office:value-type="float" office:value="20707272.72">
            <text:p>20.707.273 </text:p>
          </table:table-cell>
          <table:table-cell office:value-type="float" office:value="25330554.74">
            <text:p>25.330.555 </text:p>
          </table:table-cell>
          <table:table-cell office:value-type="float" office:value="37865340.93">
            <text:p>37.865.341 </text:p>
          </table:table-cell>
          <table:table-cell office:value-type="float" office:value="9656225.69">
            <text:p>9.656.226 </text:p>
          </table:table-cell>
          <table:table-cell office:value-type="float" office:value="35850302.56">
            <text:p>35.850.303 </text:p>
          </table:table-cell>
          <table:table-cell office:value-type="float" office:value="163730968.91">
            <text:p>163.730.969 </text:p>
          </table:table-cell>
          <table:table-cell office:value-type="float" office:value="18755320.79">
            <text:p>18.755.321 </text:p>
          </table:table-cell>
          <table:table-cell office:value-type="float" office:value="10552114.04">
            <text:p>10.552.114 </text:p>
          </table:table-cell>
          <table:table-cell office:value-type="float" office:value="10302449.25">
            <text:p>10.302.449 </text:p>
          </table:table-cell>
          <table:table-cell office:value-type="float" office:value="66549290.24">
            <text:p>66.549.290 </text:p>
          </table:table-cell>
          <table:table-cell office:value-type="float" office:value="26700708.39">
            <text:p>26.700.708 </text:p>
          </table:table-cell>
          <table:table-cell office:value-type="float" office:value="8381385.43">
            <text:p>8.381.385 </text:p>
          </table:table-cell>
          <table:table-cell office:value-type="float" office:value="75037742.4">
            <text:p>75.037.742 </text:p>
          </table:table-cell>
          <table:table-cell office:value-type="float" office:value="4045952.59">
            <text:p>4.045.953 </text:p>
          </table:table-cell>
          <table:table-cell office:value-type="float" office:value="1770444840.73">
            <text:p>1.770.444.841 </text:p>
          </table:table-cell>
          <table:table-cell/>
        </table:table-row>
        <table:table-row table:style-name="ro1">
          <table:table-cell office:value-type="string">
            <text:p>OUTRAS RECEITAS ADMINISTRADAS</text:p>
          </table:table-cell>
          <table:table-cell office:value-type="float" office:value="1231096.03">
            <text:p>1.231.096 </text:p>
          </table:table-cell>
          <table:table-cell office:value-type="float" office:value="9232654.71">
            <text:p>9.232.655 </text:p>
          </table:table-cell>
          <table:table-cell office:value-type="float" office:value="24769187.99">
            <text:p>24.769.188 </text:p>
          </table:table-cell>
          <table:table-cell office:value-type="float" office:value="1561023.78">
            <text:p>1.561.024 </text:p>
          </table:table-cell>
          <table:table-cell office:value-type="float" office:value="112246469.43">
            <text:p>112.246.469 </text:p>
          </table:table-cell>
          <table:table-cell office:value-type="float" office:value="125077668.75">
            <text:p>125.077.669 </text:p>
          </table:table-cell>
          <table:table-cell office:value-type="float" office:value="457805385.62">
            <text:p>457.805.386 </text:p>
          </table:table-cell>
          <table:table-cell office:value-type="float" office:value="29076273.05">
            <text:p>29.076.273 </text:p>
          </table:table-cell>
          <table:table-cell office:value-type="float" office:value="30320728.2">
            <text:p>30.320.728 </text:p>
          </table:table-cell>
          <table:table-cell office:value-type="float" office:value="6012908.66">
            <text:p>6.012.909 </text:p>
          </table:table-cell>
          <table:table-cell office:value-type="float" office:value="248958112.24">
            <text:p>248.958.112 </text:p>
          </table:table-cell>
          <table:table-cell office:value-type="float" office:value="8825365.85">
            <text:p>8.825.366 </text:p>
          </table:table-cell>
          <table:table-cell office:value-type="float" office:value="16830827.2">
            <text:p>16.830.827 </text:p>
          </table:table-cell>
          <table:table-cell office:value-type="float" office:value="20040211.62">
            <text:p>20.040.212 </text:p>
          </table:table-cell>
          <table:table-cell office:value-type="float" office:value="15389603.14">
            <text:p>15.389.603 </text:p>
          </table:table-cell>
          <table:table-cell office:value-type="float" office:value="166964668.77">
            <text:p>166.964.669 </text:p>
          </table:table-cell>
          <table:table-cell office:value-type="float" office:value="5106155.31">
            <text:p>5.106.155 </text:p>
          </table:table-cell>
          <table:table-cell office:value-type="float" office:value="93714616.37">
            <text:p>93.714.616 </text:p>
          </table:table-cell>
          <table:table-cell office:value-type="float" office:value="433655360.57">
            <text:p>433.655.361 </text:p>
          </table:table-cell>
          <table:table-cell office:value-type="float" office:value="9151669.44">
            <text:p>9.151.669 </text:p>
          </table:table-cell>
          <table:table-cell office:value-type="float" office:value="3905091.61">
            <text:p>3.905.092 </text:p>
          </table:table-cell>
          <table:table-cell office:value-type="float" office:value="996644.93">
            <text:p>996.645 </text:p>
          </table:table-cell>
          <table:table-cell office:value-type="float" office:value="72031538.9">
            <text:p>72.031.539 </text:p>
          </table:table-cell>
          <table:table-cell office:value-type="float" office:value="67810870.51">
            <text:p>67.810.871 </text:p>
          </table:table-cell>
          <table:table-cell office:value-type="float" office:value="3800009.71">
            <text:p>3.800.010 </text:p>
          </table:table-cell>
          <table:table-cell office:value-type="float" office:value="5222875088.33">
            <text:p>5.222.875.088 </text:p>
          </table:table-cell>
          <table:table-cell office:value-type="float" office:value="4128571.22">
            <text:p>4.128.571 </text:p>
          </table:table-cell>
          <table:table-cell office:value-type="float" office:value="7191517801.94">
            <text:p>7.191.517.802 </text:p>
          </table:table-cell>
          <table:table-cell/>
        </table:table-row>
        <table:table-row table:style-name="ro1">
          <table:table-cell table:style-name="ce8" office:value-type="string">
            <text:p>RECEITAS ADMINISTRADAS PELA RFB</text:p>
          </table:table-cell>
          <table:table-cell table:style-name="ce16" office:value-type="float" office:value="27888494.63">
            <text:p>27.888.495 </text:p>
          </table:table-cell>
          <table:table-cell table:style-name="ce16" office:value-type="float" office:value="115675485.11">
            <text:p>115.675.485 </text:p>
          </table:table-cell>
          <table:table-cell table:style-name="ce16" office:value-type="float" office:value="747673702.37">
            <text:p>747.673.702 </text:p>
          </table:table-cell>
          <table:table-cell table:style-name="ce16" office:value-type="float" office:value="39601954.95">
            <text:p>39.601.955 </text:p>
          </table:table-cell>
          <table:table-cell table:style-name="ce16" office:value-type="float" office:value="1014555970">
            <text:p>1.014.555.970 </text:p>
          </table:table-cell>
          <table:table-cell table:style-name="ce16" office:value-type="float" office:value="625821400.86">
            <text:p>625.821.401 </text:p>
          </table:table-cell>
          <table:table-cell table:style-name="ce16" office:value-type="float" office:value="6052890218.24">
            <text:p>6.052.890.218 </text:p>
          </table:table-cell>
          <table:table-cell table:style-name="ce16" office:value-type="float" office:value="1088665440.31">
            <text:p>1.088.665.440 </text:p>
          </table:table-cell>
          <table:table-cell table:style-name="ce16" office:value-type="float" office:value="660143360.07">
            <text:p>660.143.360 </text:p>
          </table:table-cell>
          <table:table-cell table:style-name="ce16" office:value-type="float" office:value="258966209.33">
            <text:p>258.966.209 </text:p>
          </table:table-cell>
          <table:table-cell table:style-name="ce16" office:value-type="float" office:value="2899531137.21">
            <text:p>2.899.531.137 </text:p>
          </table:table-cell>
          <table:table-cell table:style-name="ce16" office:value-type="float" office:value="170631176.77">
            <text:p>170.631.177 </text:p>
          </table:table-cell>
          <table:table-cell table:style-name="ce16" office:value-type="float" office:value="223265580.3">
            <text:p>223.265.580 </text:p>
          </table:table-cell>
          <table:table-cell table:style-name="ce16" office:value-type="float" office:value="268541089.5">
            <text:p>268.541.090 </text:p>
          </table:table-cell>
          <table:table-cell table:style-name="ce16" office:value-type="float" office:value="166293977.75">
            <text:p>166.293.978 </text:p>
          </table:table-cell>
          <table:table-cell table:style-name="ce16" office:value-type="float" office:value="886565740.8">
            <text:p>886.565.741 </text:p>
          </table:table-cell>
          <table:table-cell table:style-name="ce16" office:value-type="float" office:value="93801496.58">
            <text:p>93.801.497 </text:p>
          </table:table-cell>
          <table:table-cell table:style-name="ce16" office:value-type="float" office:value="2869691970.58">
            <text:p>2.869.691.971 </text:p>
          </table:table-cell>
          <table:table-cell table:style-name="ce16" office:value-type="float" office:value="9656416353.53">
            <text:p>9.656.416.354 </text:p>
          </table:table-cell>
          <table:table-cell table:style-name="ce16" office:value-type="float" office:value="168982875.49">
            <text:p>168.982.875 </text:p>
          </table:table-cell>
          <table:table-cell table:style-name="ce16" office:value-type="float" office:value="82408641.71">
            <text:p>82.408.642 </text:p>
          </table:table-cell>
          <table:table-cell table:style-name="ce16" office:value-type="float" office:value="28350959.04">
            <text:p>28.350.959 </text:p>
          </table:table-cell>
          <table:table-cell table:style-name="ce16" office:value-type="float" office:value="2384572444.63">
            <text:p>2.384.572.445 </text:p>
          </table:table-cell>
          <table:table-cell table:style-name="ce16" office:value-type="float" office:value="1586863444.98">
            <text:p>1.586.863.445 </text:p>
          </table:table-cell>
          <table:table-cell table:style-name="ce16" office:value-type="float" office:value="125430807.04">
            <text:p>125.430.807 </text:p>
          </table:table-cell>
          <table:table-cell table:style-name="ce16" office:value-type="float" office:value="27287951379.67">
            <text:p>27.287.951.380 </text:p>
          </table:table-cell>
          <table:table-cell table:style-name="ce16" office:value-type="float" office:value="48328570.28">
            <text:p>48.328.570 </text:p>
          </table:table-cell>
          <table:table-cell table:style-name="ce25" office:value-type="float" office:value="59579509881.73">
            <text:p>59.579.509.882 </text:p>
          </table:table-cell>
          <table:table-cell/>
        </table:table-row>
        <table:table-row table:style-name="ro1">
          <table:table-cell table:style-name="ce9" office:value-type="string">
            <text:p>ADMINISTRADAS POR OUTROS ÓRGÃOS </text:p>
          </table:table-cell>
          <table:table-cell office:value-type="float" office:value="309441.57">
            <text:p>309.442 </text:p>
          </table:table-cell>
          <table:table-cell office:value-type="float" office:value="4002222.34">
            <text:p>4.002.222 </text:p>
          </table:table-cell>
          <table:table-cell office:value-type="float" office:value="3821687.58">
            <text:p>3.821.688 </text:p>
          </table:table-cell>
          <table:table-cell office:value-type="float" office:value="334636.75">
            <text:p>334.637 </text:p>
          </table:table-cell>
          <table:table-cell office:value-type="float" office:value="18744772.65">
            <text:p>18.744.773 </text:p>
          </table:table-cell>
          <table:table-cell office:value-type="float" office:value="7609894.43">
            <text:p>7.609.894 </text:p>
          </table:table-cell>
          <table:table-cell office:value-type="float" office:value="42081432.34">
            <text:p>42.081.432 </text:p>
          </table:table-cell>
          <table:table-cell office:value-type="float" office:value="9433964.16">
            <text:p>9.433.964 </text:p>
          </table:table-cell>
          <table:table-cell office:value-type="float" office:value="12271218.83">
            <text:p>12.271.219 </text:p>
          </table:table-cell>
          <table:table-cell office:value-type="float" office:value="6256901.04">
            <text:p>6.256.901 </text:p>
          </table:table-cell>
          <table:table-cell office:value-type="float" office:value="34290435.31">
            <text:p>34.290.435 </text:p>
          </table:table-cell>
          <table:table-cell office:value-type="float" office:value="2194125.46">
            <text:p>2.194.125 </text:p>
          </table:table-cell>
          <table:table-cell office:value-type="float" office:value="21041775.42">
            <text:p>21.041.775 </text:p>
          </table:table-cell>
          <table:table-cell office:value-type="float" office:value="8207161.51">
            <text:p>8.207.162 </text:p>
          </table:table-cell>
          <table:table-cell office:value-type="float" office:value="4414544.64">
            <text:p>4.414.545 </text:p>
          </table:table-cell>
          <table:table-cell office:value-type="float" office:value="21886082.2">
            <text:p>21.886.082 </text:p>
          </table:table-cell>
          <table:table-cell office:value-type="float" office:value="2865194.04">
            <text:p>2.865.194 </text:p>
          </table:table-cell>
          <table:table-cell office:value-type="float" office:value="25986255.01">
            <text:p>25.986.255 </text:p>
          </table:table-cell>
          <table:table-cell office:value-type="float" office:value="1246207322.32">
            <text:p>1.246.207.322 </text:p>
          </table:table-cell>
          <table:table-cell office:value-type="float" office:value="2722496.09">
            <text:p>2.722.496 </text:p>
          </table:table-cell>
          <table:table-cell office:value-type="float" office:value="954150.79">
            <text:p>954.151 </text:p>
          </table:table-cell>
          <table:table-cell office:value-type="float" office:value="184321.9">
            <text:p>184.322 </text:p>
          </table:table-cell>
          <table:table-cell office:value-type="float" office:value="20692981.82">
            <text:p>20.692.982 </text:p>
          </table:table-cell>
          <table:table-cell office:value-type="float" office:value="16549415.89">
            <text:p>16.549.416 </text:p>
          </table:table-cell>
          <table:table-cell office:value-type="float" office:value="6465542.19">
            <text:p>6.465.542 </text:p>
          </table:table-cell>
          <table:table-cell office:value-type="float" office:value="121738449.42">
            <text:p>121.738.449 </text:p>
          </table:table-cell>
          <table:table-cell office:value-type="float" office:value="2241515.52">
            <text:p>2.241.516 </text:p>
          </table:table-cell>
          <table:table-cell office:value-type="float" office:value="1643507941.22">
            <text:p>1.643.507.941 </text:p>
          </table:table-cell>
          <table:table-cell/>
        </table:table-row>
        <table:table-row table:style-name="ro1">
          <table:table-cell table:style-name="ce8" office:value-type="string">
            <text:p>TOTAL GERAL DAS RECEITAS </text:p>
          </table:table-cell>
          <table:table-cell table:style-name="ce16" office:value-type="float" office:value="28197936.2">
            <text:p>28.197.936 </text:p>
          </table:table-cell>
          <table:table-cell table:style-name="ce16" office:value-type="float" office:value="119677707.45">
            <text:p>119.677.707 </text:p>
          </table:table-cell>
          <table:table-cell table:style-name="ce16" office:value-type="float" office:value="751495389.95">
            <text:p>751.495.390 </text:p>
          </table:table-cell>
          <table:table-cell table:style-name="ce16" office:value-type="float" office:value="39936591.7">
            <text:p>39.936.592 </text:p>
          </table:table-cell>
          <table:table-cell table:style-name="ce16" office:value-type="float" office:value="1033300742.65">
            <text:p>1.033.300.743 </text:p>
          </table:table-cell>
          <table:table-cell table:style-name="ce16" office:value-type="float" office:value="633431295.29">
            <text:p>633.431.295 </text:p>
          </table:table-cell>
          <table:table-cell table:style-name="ce16" office:value-type="float" office:value="6094971650.58">
            <text:p>6.094.971.651 </text:p>
          </table:table-cell>
          <table:table-cell table:style-name="ce16" office:value-type="float" office:value="1098099404.47">
            <text:p>1.098.099.404 </text:p>
          </table:table-cell>
          <table:table-cell table:style-name="ce16" office:value-type="float" office:value="672414578.9">
            <text:p>672.414.579 </text:p>
          </table:table-cell>
          <table:table-cell table:style-name="ce16" office:value-type="float" office:value="265223110.37">
            <text:p>265.223.110 </text:p>
          </table:table-cell>
          <table:table-cell table:style-name="ce16" office:value-type="float" office:value="2933821572.52">
            <text:p>2.933.821.573 </text:p>
          </table:table-cell>
          <table:table-cell table:style-name="ce16" office:value-type="float" office:value="172825302.23">
            <text:p>172.825.302 </text:p>
          </table:table-cell>
          <table:table-cell table:style-name="ce16" office:value-type="float" office:value="244307355.72">
            <text:p>244.307.356 </text:p>
          </table:table-cell>
          <table:table-cell table:style-name="ce16" office:value-type="float" office:value="276748251.01">
            <text:p>276.748.251 </text:p>
          </table:table-cell>
          <table:table-cell table:style-name="ce16" office:value-type="float" office:value="170708522.39">
            <text:p>170.708.522 </text:p>
          </table:table-cell>
          <table:table-cell table:style-name="ce16" office:value-type="float" office:value="908451823">
            <text:p>908.451.823 </text:p>
          </table:table-cell>
          <table:table-cell table:style-name="ce16" office:value-type="float" office:value="96666690.62">
            <text:p>96.666.691 </text:p>
          </table:table-cell>
          <table:table-cell table:style-name="ce16" office:value-type="float" office:value="2895678225.59">
            <text:p>2.895.678.226 </text:p>
          </table:table-cell>
          <table:table-cell table:style-name="ce16" office:value-type="float" office:value="10902623675.85">
            <text:p>10.902.623.676 </text:p>
          </table:table-cell>
          <table:table-cell table:style-name="ce16" office:value-type="float" office:value="171705371.58">
            <text:p>171.705.372 </text:p>
          </table:table-cell>
          <table:table-cell table:style-name="ce16" office:value-type="float" office:value="83362792.5">
            <text:p>83.362.793 </text:p>
          </table:table-cell>
          <table:table-cell table:style-name="ce16" office:value-type="float" office:value="28535280.94">
            <text:p>28.535.281 </text:p>
          </table:table-cell>
          <table:table-cell table:style-name="ce16" office:value-type="float" office:value="2405265426.45">
            <text:p>2.405.265.426 </text:p>
          </table:table-cell>
          <table:table-cell table:style-name="ce16" office:value-type="float" office:value="1603412860.87">
            <text:p>1.603.412.861 </text:p>
          </table:table-cell>
          <table:table-cell table:style-name="ce16" office:value-type="float" office:value="131896349.23">
            <text:p>131.896.349 </text:p>
          </table:table-cell>
          <table:table-cell table:style-name="ce16" office:value-type="float" office:value="27409689829.09">
            <text:p>27.409.689.829 </text:p>
          </table:table-cell>
          <table:table-cell table:style-name="ce16" office:value-type="float" office:value="50570085.8">
            <text:p>50.570.086 </text:p>
          </table:table-cell>
          <table:table-cell table:style-name="ce25" office:value-type="float" office:value="61223017822.95">
            <text:p>61.223.017.823 </text:p>
          </table:table-cell>
          <table:table-cell/>
        </table:table-row>
        <table:table-row table:style-name="ro1">
          <table:table-cell table:style-name="ce10" office:value-type="string">
            <text:p>Fonte: Sistema DW-Arrecadação</text:p>
          </table:table-cell>
          <table:table-cell table:style-name="Default" table:number-columns-repeated="2"/>
          <table:table-cell table:style-name="ce18"/>
          <table:table-cell table:style-name="Default" table:number-columns-repeated="24"/>
          <table:table-cell table:style-name="ce21"/>
          <table:table-cell table:style-name="Default"/>
        </table:table-row>
        <table:table-row table:style-name="ro1">
          <table:table-cell table:style-name="ce5" office:value-type="string">
            <text:p>Obs: Não inclui Receita Previdenciária.</text:p>
          </table:table-cell>
          <table:table-cell table:style-name="ce17" table:number-columns-repeated="28"/>
          <table:table-cell table:style-name="Default"/>
        </table:table-row>
        <table:table-row table:style-name="ro1" table:number-rows-repeated="2">
          <table:table-cell table:style-name="ce4"/>
          <table:table-cell table:style-name="ce17" table:number-columns-repeated="28"/>
          <table:table-cell table:style-name="Default"/>
        </table:table-row>
        <table:table-row table:style-name="ro1">
          <table:table-cell table:style-name="Default" table:number-columns-repeated="30"/>
        </table:table-row>
        <table:table-row table:style-name="ro1">
          <table:table-cell table:style-name="Default"/>
          <table:table-cell table:style-name="ce17" table:number-columns-repeated="28"/>
          <table:table-cell table:style-name="Default"/>
        </table:table-row>
        <table:table-row table:style-name="ro1" table:number-rows-repeated="3">
          <table:table-cell table:style-name="ce4"/>
          <table:table-cell table:style-name="ce17" table:number-columns-repeated="28"/>
          <table:table-cell table:style-name="Default"/>
        </table:table-row>
        <table:table-row table:style-name="ro1">
          <table:table-cell table:style-name="ce4"/>
          <table:table-cell table:style-name="ce17"/>
          <table:table-cell table:style-name="Default" table:number-columns-repeated="26"/>
          <table:table-cell table:style-name="ce21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style:shadow="none" fo:background-color="transparent" style:first-page-number="continue" style:scale-to="65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9">19/07/2011</text:date>, <text:time>12:16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BR-2011" style:display-name="PageStyle_ABR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-2011" style:display-name="PageStyle_MAI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-2011" style:display-name="PageStyle_JUN-20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FB </meta:initial-creator>
    <meta:creation-date>2011-05-12T15:40:08.12</meta:creation-date>
    <dc:date>2011-07-19T12:16:39.07</dc:date>
    <dc:creator>RFB </dc:creator>
    <meta:editing-duration>PT00H27M42S</meta:editing-duration>
    <meta:editing-cycles>7</meta:editing-cycles>
    <meta:generator>BrOffice.org/3.2$Win32 OpenOffice.org_project/320m18$Build-9502</meta:generator>
    <meta:document-statistic meta:table-count="1" meta:cell-count="1110" meta:object-count="1"/>
  </office:meta>
</office:document-meta>
</file>